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2">
      <style:table-cell-properties fo:border="0.06pt solid #000000" style:rotation-align="none"/>
    </style:style>
    <style:style style:name="ce4" style:family="table-cell" style:parent-style-name="Default" style:data-style-name="N2">
      <style:table-cell-properties fo:border="0.06pt solid #000000"/>
    </style:style>
    <style:style style:name="ce5" style:family="table-cell" style:parent-style-name="Default" style:data-style-name="N2">
      <style:table-cell-properties style:text-align-source="fix" style:repeat-content="false" fo:border="0.06pt solid #000000" style:rotation-align="none" style:vertical-align="middle"/>
      <style:paragraph-properties fo:text-align="center"/>
    </style:style>
    <style:style style:name="ce6" style:family="table-cell" style:parent-style-name="Default" style:data-style-name="N2">
      <style:table-cell-properties style:rotation-align="none"/>
    </style:style>
    <style:style style:name="ce7" style:family="table-cell" style:parent-style-name="Default" style:data-style-name="N2">
      <style:table-cell-properties fo:border="0.06pt solid #000000" style:rotation-align="none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21.996cm" svg:height="11.388cm" svg:x="27.401cm" svg:y="16.913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3.398cm" svg:height="14.131cm" svg:x="28.358cm" svg:y="32.586cm">
            <draw:object draw:notify-on-update-of-ranges="Arkusz1.B39:Arkusz1.B39 Arkusz1.B40:Arkusz1.B47 Arkusz1.K40:Arkusz1.K47 Arkusz1.K51:Arkusz1.K58 Arkusz1.B51:Arkusz1.B58 Arkusz1.K62:Arkusz1.K70 Arkusz1.B62:Arkusz1.B70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11" table:number-rows-spanned="1">
            <text:p>zasilanie napiciem wyprostowanym U = 158 V</text:p>
          </table:table-cell>
          <table:covered-table-cell table:style-name="ce5"/>
          <table:covered-table-cell table:number-columns-repeated="3" table:style-name="ce4"/>
          <table:covered-table-cell table:style-name="ce5"/>
          <table:covered-table-cell table:number-columns-repeated="5" table:style-name="ce4"/>
          <table:table-cell table:number-columns-repeated="1013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pobsil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d</text:p>
          </table:table-cell>
          <table:table-cell table:style-name="ce3" office:value-type="string" calcext:value-type="string">
            <text:p>Pcu</text:p>
          </table:table-cell>
          <table:table-cell table:style-name="ce3" office:value-type="string" calcext:value-type="string">
            <text:p>P0</text:p>
          </table:table-cell>
          <table:table-cell table:style-name="ce7" office:value-type="string" calcext:value-type="string">
            <text:p>P_odsil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prawność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5000" calcext:value-type="float">
            <text:p>5000,00</text:p>
          </table:table-cell>
          <table:table-cell table:style-name="ce4" office:value-type="float" office:value="54" calcext:value-type="float">
            <text:p>54,00</text:p>
          </table:table-cell>
          <table:table-cell table:style-name="ce4" office:value-type="float" office:value="13" calcext:value-type="float">
            <text:p>13,00</text:p>
          </table:table-cell>
          <table:table-cell table:style-name="ce4" office:value-type="float" office:value="12.5" calcext:value-type="float">
            <text:p>12,50</text:p>
          </table:table-cell>
          <table:table-cell table:style-name="ce3" table:formula="of:=[.C4]*[.D4]" office:value-type="float" office:value="162.5" calcext:value-type="float">
            <text:p>162,50</text:p>
          </table:table-cell>
          <table:table-cell table:style-name="ce3" table:formula="of:=26*[.C4]*[.C4]" office:value-type="float" office:value="4394" calcext:value-type="float">
            <text:p>4394,00</text:p>
          </table:table-cell>
          <table:table-cell table:style-name="ce3" table:formula="of:=1.2*[.A4]*[.A4]*10^(-6)+1.1*[.A4]*10^(-3)" office:value-type="float" office:value="35.5" calcext:value-type="float">
            <text:p>35,50</text:p>
          </table:table-cell>
          <table:table-cell table:style-name="ce3" table:formula="of:=[.E4]+[.F4]+[.G4]" office:value-type="float" office:value="4592" calcext:value-type="float">
            <text:p>4592,00</text:p>
          </table:table-cell>
          <table:table-cell table:style-name="ce3" table:formula="of:=3.14*[.A4]/30" office:value-type="float" office:value="523.333333333333" calcext:value-type="float">
            <text:p>523,33</text:p>
          </table:table-cell>
          <table:table-cell table:style-name="ce3" table:formula="of:=[.H4]/[.I4]" office:value-type="float" office:value="8.77452229299363" calcext:value-type="float">
            <text:p>8,77</text:p>
          </table:table-cell>
          <table:table-cell table:style-name="ce3" table:formula="of:=[.H4]/[.B4]*100" office:value-type="float" office:value="8503.70370370371" calcext:value-type="float">
            <text:p>8503,7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900" calcext:value-type="float">
            <text:p>4900,00</text:p>
          </table:table-cell>
          <table:table-cell table:style-name="ce4" office:value-type="float" office:value="55" calcext:value-type="float">
            <text:p>55,00</text:p>
          </table:table-cell>
          <table:table-cell table:style-name="ce4" office:value-type="float" office:value="14" calcext:value-type="float">
            <text:p>14,00</text:p>
          </table:table-cell>
          <table:table-cell table:style-name="ce4" office:value-type="float" office:value="12" calcext:value-type="float">
            <text:p>12,00</text:p>
          </table:table-cell>
          <table:table-cell table:style-name="ce3" table:formula="of:=[.C5]*[.D5]" office:value-type="float" office:value="168" calcext:value-type="float">
            <text:p>168,00</text:p>
          </table:table-cell>
          <table:table-cell table:style-name="ce3" table:formula="of:=26*[.C5]*[.C5]" office:value-type="float" office:value="5096" calcext:value-type="float">
            <text:p>5096,00</text:p>
          </table:table-cell>
          <table:table-cell table:style-name="ce3" table:formula="of:=1.2*[.A5]*[.A5]*10^(-6)+1.1*[.A5]*10^(-3)" office:value-type="float" office:value="34.202" calcext:value-type="float">
            <text:p>34,20</text:p>
          </table:table-cell>
          <table:table-cell table:style-name="ce3" table:formula="of:=[.E5]+[.F5]+[.G5]" office:value-type="float" office:value="5298.202" calcext:value-type="float">
            <text:p>5298,20</text:p>
          </table:table-cell>
          <table:table-cell table:style-name="ce3" table:formula="of:=3.14*[.A5]/30" office:value-type="float" office:value="512.866666666667" calcext:value-type="float">
            <text:p>512,87</text:p>
          </table:table-cell>
          <table:table-cell table:style-name="ce3" table:formula="of:=[.H5]/[.I5]" office:value-type="float" office:value="10.3305641492266" calcext:value-type="float">
            <text:p>10,33</text:p>
          </table:table-cell>
          <table:table-cell table:style-name="ce3" table:formula="of:=[.H5]/[.B5]*100" office:value-type="float" office:value="9633.09454545455" calcext:value-type="float">
            <text:p>9633,09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800" calcext:value-type="float">
            <text:p>4800,00</text:p>
          </table:table-cell>
          <table:table-cell table:style-name="ce4" office:value-type="float" office:value="60" calcext:value-type="float">
            <text:p>60,00</text:p>
          </table:table-cell>
          <table:table-cell table:style-name="ce4" office:value-type="float" office:value="17" calcext:value-type="float">
            <text:p>17,00</text:p>
          </table:table-cell>
          <table:table-cell table:style-name="ce4" office:value-type="float" office:value="11.5" calcext:value-type="float">
            <text:p>11,50</text:p>
          </table:table-cell>
          <table:table-cell table:style-name="ce3" table:formula="of:=[.C6]*[.D6]" office:value-type="float" office:value="195.5" calcext:value-type="float">
            <text:p>195,50</text:p>
          </table:table-cell>
          <table:table-cell table:style-name="ce3" table:formula="of:=26*[.C6]*[.C6]" office:value-type="float" office:value="7514" calcext:value-type="float">
            <text:p>7514,00</text:p>
          </table:table-cell>
          <table:table-cell table:style-name="ce3" table:formula="of:=1.2*[.A6]*[.A6]*10^(-6)+1.1*[.A6]*10^(-3)" office:value-type="float" office:value="32.928" calcext:value-type="float">
            <text:p>32,93</text:p>
          </table:table-cell>
          <table:table-cell table:style-name="ce3" table:formula="of:=[.E6]+[.F6]+[.G6]" office:value-type="float" office:value="7742.428" calcext:value-type="float">
            <text:p>7742,43</text:p>
          </table:table-cell>
          <table:table-cell table:style-name="ce3" table:formula="of:=3.14*[.A6]/30" office:value-type="float" office:value="502.4" calcext:value-type="float">
            <text:p>502,40</text:p>
          </table:table-cell>
          <table:table-cell table:style-name="ce3" table:formula="of:=[.H6]/[.I6]" office:value-type="float" office:value="15.4108837579618" calcext:value-type="float">
            <text:p>15,41</text:p>
          </table:table-cell>
          <table:table-cell table:style-name="ce3" table:formula="of:=[.H6]/[.B6]*100" office:value-type="float" office:value="12904.0466666667" calcext:value-type="float">
            <text:p>12904,05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700" calcext:value-type="float">
            <text:p>4700,00</text:p>
          </table:table-cell>
          <table:table-cell table:style-name="ce4" office:value-type="float" office:value="61" calcext:value-type="float">
            <text:p>61,00</text:p>
          </table:table-cell>
          <table:table-cell table:style-name="ce4" office:value-type="float" office:value="18" calcext:value-type="float">
            <text:p>18,00</text:p>
          </table:table-cell>
          <table:table-cell table:style-name="ce4" office:value-type="float" office:value="11" calcext:value-type="float">
            <text:p>11,00</text:p>
          </table:table-cell>
          <table:table-cell table:style-name="ce3" table:formula="of:=[.C7]*[.D7]" office:value-type="float" office:value="198" calcext:value-type="float">
            <text:p>198,00</text:p>
          </table:table-cell>
          <table:table-cell table:style-name="ce3" table:formula="of:=26*[.C7]*[.C7]" office:value-type="float" office:value="8424" calcext:value-type="float">
            <text:p>8424,00</text:p>
          </table:table-cell>
          <table:table-cell table:style-name="ce3" table:formula="of:=1.2*[.A7]*[.A7]*10^(-6)+1.1*[.A7]*10^(-3)" office:value-type="float" office:value="31.678" calcext:value-type="float">
            <text:p>31,68</text:p>
          </table:table-cell>
          <table:table-cell table:style-name="ce3" table:formula="of:=[.E7]+[.F7]+[.G7]" office:value-type="float" office:value="8653.678" calcext:value-type="float">
            <text:p>8653,68</text:p>
          </table:table-cell>
          <table:table-cell table:style-name="ce3" table:formula="of:=3.14*[.A7]/30" office:value-type="float" office:value="491.933333333333" calcext:value-type="float">
            <text:p>491,93</text:p>
          </table:table-cell>
          <table:table-cell table:style-name="ce3" table:formula="of:=[.H7]/[.I7]" office:value-type="float" office:value="17.5911600487871" calcext:value-type="float">
            <text:p>17,59</text:p>
          </table:table-cell>
          <table:table-cell table:style-name="ce3" table:formula="of:=[.H7]/[.B7]*100" office:value-type="float" office:value="14186.3573770492" calcext:value-type="float">
            <text:p>14186,36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500" calcext:value-type="float">
            <text:p>4500,00</text:p>
          </table:table-cell>
          <table:table-cell table:style-name="ce4" office:value-type="float" office:value="64" calcext:value-type="float">
            <text:p>64,00</text:p>
          </table:table-cell>
          <table:table-cell table:style-name="ce4" office:value-type="float" office:value="20.5" calcext:value-type="float">
            <text:p>20,50</text:p>
          </table:table-cell>
          <table:table-cell table:style-name="ce4" office:value-type="float" office:value="10.5" calcext:value-type="float">
            <text:p>10,50</text:p>
          </table:table-cell>
          <table:table-cell table:style-name="ce3" table:formula="of:=[.C8]*[.D8]" office:value-type="float" office:value="215.25" calcext:value-type="float">
            <text:p>215,25</text:p>
          </table:table-cell>
          <table:table-cell table:style-name="ce3" table:formula="of:=26*[.C8]*[.C8]" office:value-type="float" office:value="10926.5" calcext:value-type="float">
            <text:p>10926,50</text:p>
          </table:table-cell>
          <table:table-cell table:style-name="ce3" table:formula="of:=1.2*[.A8]*[.A8]*10^(-6)+1.1*[.A8]*10^(-3)" office:value-type="float" office:value="29.25" calcext:value-type="float">
            <text:p>29,25</text:p>
          </table:table-cell>
          <table:table-cell table:style-name="ce3" table:formula="of:=[.E8]+[.F8]+[.G8]" office:value-type="float" office:value="11171" calcext:value-type="float">
            <text:p>11171,00</text:p>
          </table:table-cell>
          <table:table-cell table:style-name="ce3" table:formula="of:=3.14*[.A8]/30" office:value-type="float" office:value="471" calcext:value-type="float">
            <text:p>471,00</text:p>
          </table:table-cell>
          <table:table-cell table:style-name="ce3" table:formula="of:=[.H8]/[.I8]" office:value-type="float" office:value="23.7176220806794" calcext:value-type="float">
            <text:p>23,72</text:p>
          </table:table-cell>
          <table:table-cell table:style-name="ce3" table:formula="of:=[.H8]/[.B8]*100" office:value-type="float" office:value="17454.6875" calcext:value-type="float">
            <text:p>17454,69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300" calcext:value-type="float">
            <text:p>4300,00</text:p>
          </table:table-cell>
          <table:table-cell table:style-name="ce4" office:value-type="float" office:value="69" calcext:value-type="float">
            <text:p>69,00</text:p>
          </table:table-cell>
          <table:table-cell table:style-name="ce4" office:value-type="float" office:value="23" calcext:value-type="float">
            <text:p>23,00</text:p>
          </table:table-cell>
          <table:table-cell table:style-name="ce4" office:value-type="float" office:value="9.8" calcext:value-type="float">
            <text:p>9,80</text:p>
          </table:table-cell>
          <table:table-cell table:style-name="ce3" table:formula="of:=[.C9]*[.D9]" office:value-type="float" office:value="225.4" calcext:value-type="float">
            <text:p>225,40</text:p>
          </table:table-cell>
          <table:table-cell table:style-name="ce3" table:formula="of:=26*[.C9]*[.C9]" office:value-type="float" office:value="13754" calcext:value-type="float">
            <text:p>13754,00</text:p>
          </table:table-cell>
          <table:table-cell table:style-name="ce3" table:formula="of:=1.2*[.A9]*[.A9]*10^(-6)+1.1*[.A9]*10^(-3)" office:value-type="float" office:value="26.918" calcext:value-type="float">
            <text:p>26,92</text:p>
          </table:table-cell>
          <table:table-cell table:style-name="ce3" table:formula="of:=[.E9]+[.F9]+[.G9]" office:value-type="float" office:value="14006.318" calcext:value-type="float">
            <text:p>14006,32</text:p>
          </table:table-cell>
          <table:table-cell table:style-name="ce3" table:formula="of:=3.14*[.A9]/30" office:value-type="float" office:value="450.066666666667" calcext:value-type="float">
            <text:p>450,07</text:p>
          </table:table-cell>
          <table:table-cell table:style-name="ce3" table:formula="of:=[.H9]/[.I9]" office:value-type="float" office:value="31.1205406606429" calcext:value-type="float">
            <text:p>31,12</text:p>
          </table:table-cell>
          <table:table-cell table:style-name="ce3" table:formula="of:=[.H9]/[.B9]*100" office:value-type="float" office:value="20299.0115942029" calcext:value-type="float">
            <text:p>20299,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3700" calcext:value-type="float">
            <text:p>3700,00</text:p>
          </table:table-cell>
          <table:table-cell table:style-name="ce4" office:value-type="float" office:value="81" calcext:value-type="float">
            <text:p>81,00</text:p>
          </table:table-cell>
          <table:table-cell table:style-name="ce4" office:value-type="float" office:value="33" calcext:value-type="float">
            <text:p>33,00</text:p>
          </table:table-cell>
          <table:table-cell table:style-name="ce4" office:value-type="float" office:value="7.2" calcext:value-type="float">
            <text:p>7,20</text:p>
          </table:table-cell>
          <table:table-cell table:style-name="ce3" table:formula="of:=[.C10]*[.D10]" office:value-type="float" office:value="237.6" calcext:value-type="float">
            <text:p>237,60</text:p>
          </table:table-cell>
          <table:table-cell table:style-name="ce3" table:formula="of:=26*[.C10]*[.C10]" office:value-type="float" office:value="28314" calcext:value-type="float">
            <text:p>28314,00</text:p>
          </table:table-cell>
          <table:table-cell table:style-name="ce3" table:formula="of:=1.2*[.A10]*[.A10]*10^(-6)+1.1*[.A10]*10^(-3)" office:value-type="float" office:value="20.498" calcext:value-type="float">
            <text:p>20,50</text:p>
          </table:table-cell>
          <table:table-cell table:style-name="ce3" table:formula="of:=[.E10]+[.F10]+[.G10]" office:value-type="float" office:value="28572.098" calcext:value-type="float">
            <text:p>28572,10</text:p>
          </table:table-cell>
          <table:table-cell table:style-name="ce3" table:formula="of:=3.14*[.A10]/30" office:value-type="float" office:value="387.266666666667" calcext:value-type="float">
            <text:p>387,27</text:p>
          </table:table-cell>
          <table:table-cell table:style-name="ce3" table:formula="of:=[.H10]/[.I10]" office:value-type="float" office:value="73.7788724393183" calcext:value-type="float">
            <text:p>73,78</text:p>
          </table:table-cell>
          <table:table-cell table:style-name="ce3" table:formula="of:=[.H10]/[.B10]*100" office:value-type="float" office:value="35274.1950617284" calcext:value-type="float">
            <text:p>35274,2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3100" calcext:value-type="float">
            <text:p>3100,00</text:p>
          </table:table-cell>
          <table:table-cell table:style-name="ce4" office:value-type="float" office:value="93" calcext:value-type="float">
            <text:p>93,00</text:p>
          </table:table-cell>
          <table:table-cell table:style-name="ce4" office:value-type="float" office:value="41.5" calcext:value-type="float">
            <text:p>41,50</text:p>
          </table:table-cell>
          <table:table-cell table:style-name="ce4" office:value-type="float" office:value="5.3" calcext:value-type="float">
            <text:p>5,30</text:p>
          </table:table-cell>
          <table:table-cell table:style-name="ce3" table:formula="of:=[.C11]*[.D11]" office:value-type="float" office:value="219.95" calcext:value-type="float">
            <text:p>219,95</text:p>
          </table:table-cell>
          <table:table-cell table:style-name="ce3" table:formula="of:=26*[.C11]*[.C11]" office:value-type="float" office:value="44778.5" calcext:value-type="float">
            <text:p>44778,50</text:p>
          </table:table-cell>
          <table:table-cell table:style-name="ce3" table:formula="of:=1.2*[.A11]*[.A11]*10^(-6)+1.1*[.A11]*10^(-3)" office:value-type="float" office:value="14.942" calcext:value-type="float">
            <text:p>14,94</text:p>
          </table:table-cell>
          <table:table-cell table:style-name="ce3" table:formula="of:=[.E11]+[.F11]+[.G11]" office:value-type="float" office:value="45013.392" calcext:value-type="float">
            <text:p>45013,39</text:p>
          </table:table-cell>
          <table:table-cell table:style-name="ce3" table:formula="of:=3.14*[.A11]/30" office:value-type="float" office:value="324.466666666667" calcext:value-type="float">
            <text:p>324,47</text:p>
          </table:table-cell>
          <table:table-cell table:style-name="ce3" table:formula="of:=[.H11]/[.I11]" office:value-type="float" office:value="138.730404766797" calcext:value-type="float">
            <text:p>138,73</text:p>
          </table:table-cell>
          <table:table-cell table:style-name="ce3" table:formula="of:=[.H11]/[.B11]*100" office:value-type="float" office:value="48401.4967741935" calcext:value-type="float">
            <text:p>48401,5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/>
          <table:table-cell table:number-columns-repeated="3"/>
          <table:table-cell table:style-name="ce6" table:number-columns-repeated="6"/>
          <table:table-cell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11" table:number-rows-spanned="1">
            <text:p>zasilanie napieciem przemiennym U = 182 V</text:p>
          </table:table-cell>
          <table:covered-table-cell table:style-name="ce5"/>
          <table:covered-table-cell table:number-columns-repeated="2" table:style-name="ce4"/>
          <table:covered-table-cell table:number-columns-repeated="6" table:style-name="ce3"/>
          <table:covered-table-cell table:style-name="ce4"/>
          <table:table-cell table:style-name="Default"/>
          <table:table-cell table:style-name="ce2" office:value-type="string" calcext:value-type="string" table:number-columns-spanned="11" table:number-rows-spanned="1">
            <text:p>zasilanie napieciem przemiennym U = 182 V</text:p>
          </table:table-cell>
          <table:covered-table-cell table:style-name="ce5"/>
          <table:covered-table-cell table:number-columns-repeated="2" table:style-name="ce4"/>
          <table:covered-table-cell table:number-columns-repeated="6" table:style-name="ce3"/>
          <table:covered-table-cell table:style-name="ce4"/>
          <table:table-cell table:number-columns-repeated="1001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pobsil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d</text:p>
          </table:table-cell>
          <table:table-cell table:style-name="ce3" office:value-type="string" calcext:value-type="string">
            <text:p>Pcu</text:p>
          </table:table-cell>
          <table:table-cell table:style-name="ce3" office:value-type="string" calcext:value-type="string">
            <text:p>P0</text:p>
          </table:table-cell>
          <table:table-cell table:style-name="ce7" office:value-type="string" calcext:value-type="string">
            <text:p>P_odsil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string" calcext:value-type="string">
            <text:p>T</text:p>
          </table:table-cell>
          <table:table-cell table:style-name="ce4" office:value-type="string" calcext:value-type="string">
            <text:p>Sprawność</text:p>
          </table:table-cell>
          <table:table-cell table:style-name="Default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pobsil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d</text:p>
          </table:table-cell>
          <table:table-cell table:style-name="ce3" office:value-type="string" calcext:value-type="string">
            <text:p>Pcu</text:p>
          </table:table-cell>
          <table:table-cell table:style-name="ce3" office:value-type="string" calcext:value-type="string">
            <text:p>P0</text:p>
          </table:table-cell>
          <table:table-cell table:style-name="ce7" office:value-type="string" calcext:value-type="string">
            <text:p>P_odsil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string" calcext:value-type="string">
            <text:p>T</text:p>
          </table:table-cell>
          <table:table-cell table:style-name="ce4" office:value-type="string" calcext:value-type="string">
            <text:p>Sprawność</text:p>
          </table:table-cell>
          <table:table-cell table:number-columns-repeated="1001"/>
        </table:table-row>
        <table:table-row table:style-name="ro1">
          <table:table-cell table:style-name="ce4" office:value-type="float" office:value="5000" calcext:value-type="float">
            <text:p>5000,00</text:p>
          </table:table-cell>
          <table:table-cell table:style-name="ce4" office:value-type="float" office:value="56" calcext:value-type="float">
            <text:p>56,00</text:p>
          </table:table-cell>
          <table:table-cell table:style-name="ce4" office:value-type="float" office:value="13" calcext:value-type="float">
            <text:p>13,00</text:p>
          </table:table-cell>
          <table:table-cell table:style-name="ce4" office:value-type="float" office:value="12.2" calcext:value-type="float">
            <text:p>12,20</text:p>
          </table:table-cell>
          <table:table-cell table:style-name="ce3" table:formula="of:=[.C15]*[.D15]" office:value-type="float" office:value="158.6" calcext:value-type="float">
            <text:p>158,60</text:p>
          </table:table-cell>
          <table:table-cell table:style-name="ce3" table:formula="of:=26*[.C15]*[.C15]" office:value-type="float" office:value="4394" calcext:value-type="float">
            <text:p>4394,00</text:p>
          </table:table-cell>
          <table:table-cell table:style-name="ce3" table:formula="of:=1.2*[.A15]*[.A15]*10^(-6)+1.1*[.A15]*10^(-3)" office:value-type="float" office:value="35.5" calcext:value-type="float">
            <text:p>35,50</text:p>
          </table:table-cell>
          <table:table-cell table:style-name="ce3" table:formula="of:=[.E15]+[.F15]+[.G15]" office:value-type="float" office:value="4588.1" calcext:value-type="float">
            <text:p>4588,10</text:p>
          </table:table-cell>
          <table:table-cell table:style-name="ce3" table:formula="of:=3.14*[.A15]/30" office:value-type="float" office:value="523.333333333333" calcext:value-type="float">
            <text:p>523,33</text:p>
          </table:table-cell>
          <table:table-cell table:style-name="ce3" table:formula="of:=[.H15]/[.I15]" office:value-type="float" office:value="8.76707006369427" calcext:value-type="float">
            <text:p>8,77</text:p>
          </table:table-cell>
          <table:table-cell table:style-name="ce3" table:formula="of:=[.H15]/[.B15]*100" office:value-type="float" office:value="8193.03571428572" calcext:value-type="float">
            <text:p>8193,04</text:p>
          </table:table-cell>
          <table:table-cell table:style-name="Default"/>
          <table:table-cell table:style-name="ce4" office:value-type="float" office:value="5000" calcext:value-type="float">
            <text:p>5000,00</text:p>
          </table:table-cell>
          <table:table-cell table:style-name="ce4" table:formula="of:=2*[.B15]" office:value-type="float" office:value="112" calcext:value-type="float">
            <text:p>112,00</text:p>
          </table:table-cell>
          <table:table-cell table:style-name="ce4" table:formula="of:=[.C15]/50" office:value-type="float" office:value="0.26" calcext:value-type="float">
            <text:p>0,26</text:p>
          </table:table-cell>
          <table:table-cell table:style-name="ce4" table:formula="of:=[.D15]*10" office:value-type="float" office:value="122" calcext:value-type="float">
            <text:p>122,00</text:p>
          </table:table-cell>
          <table:table-cell table:style-name="ce3" table:formula="of:=[.O15]*[.P15]" office:value-type="float" office:value="31.72" calcext:value-type="float">
            <text:p>31,72</text:p>
          </table:table-cell>
          <table:table-cell table:style-name="ce3" table:formula="of:=26*[.O15]*[.O15]" office:value-type="float" office:value="1.7576" calcext:value-type="float">
            <text:p>1,76</text:p>
          </table:table-cell>
          <table:table-cell table:style-name="ce3" table:formula="of:=1.2*[.M15]*[.M15]*10^(-6)+1.1*[.M15]*10^(-3)" office:value-type="float" office:value="35.5" calcext:value-type="float">
            <text:p>35,50</text:p>
          </table:table-cell>
          <table:table-cell table:style-name="ce3" table:formula="of:=[.Q15]+[.R15]+[.S15]" office:value-type="float" office:value="68.9776" calcext:value-type="float">
            <text:p>68,98</text:p>
          </table:table-cell>
          <table:table-cell table:style-name="ce3" table:formula="of:=3.14*[.M15]/30" office:value-type="float" office:value="523.333333333333" calcext:value-type="float">
            <text:p>523,33</text:p>
          </table:table-cell>
          <table:table-cell table:style-name="ce3" table:formula="of:=[.T15]/[.U15]" office:value-type="float" office:value="0.131804331210191" calcext:value-type="float">
            <text:p>0,13</text:p>
          </table:table-cell>
          <table:table-cell table:style-name="ce3" table:formula="of:=[.T15]/[.N15]*100" office:value-type="float" office:value="61.5871428571429" calcext:value-type="float">
            <text:p>61,59</text:p>
          </table:table-cell>
          <table:table-cell table:number-columns-repeated="1001"/>
        </table:table-row>
        <table:table-row table:style-name="ro1">
          <table:table-cell table:style-name="ce4" office:value-type="float" office:value="4900" calcext:value-type="float">
            <text:p>4900,00</text:p>
          </table:table-cell>
          <table:table-cell table:style-name="ce4" office:value-type="float" office:value="62" calcext:value-type="float">
            <text:p>62,00</text:p>
          </table:table-cell>
          <table:table-cell table:style-name="ce4" office:value-type="float" office:value="16" calcext:value-type="float">
            <text:p>16,00</text:p>
          </table:table-cell>
          <table:table-cell table:style-name="ce4" office:value-type="float" office:value="12" calcext:value-type="float">
            <text:p>12,00</text:p>
          </table:table-cell>
          <table:table-cell table:style-name="ce3" table:formula="of:=[.C16]*[.D16]" office:value-type="float" office:value="192" calcext:value-type="float">
            <text:p>192,00</text:p>
          </table:table-cell>
          <table:table-cell table:style-name="ce3" table:formula="of:=26*[.C16]*[.C16]" office:value-type="float" office:value="6656" calcext:value-type="float">
            <text:p>6656,00</text:p>
          </table:table-cell>
          <table:table-cell table:style-name="ce3" table:formula="of:=1.2*[.A16]*[.A16]*10^(-6)+1.1*[.A16]*10^(-3)" office:value-type="float" office:value="34.202" calcext:value-type="float">
            <text:p>34,20</text:p>
          </table:table-cell>
          <table:table-cell table:style-name="ce3" table:formula="of:=[.E16]+[.F16]+[.G16]" office:value-type="float" office:value="6882.202" calcext:value-type="float">
            <text:p>6882,20</text:p>
          </table:table-cell>
          <table:table-cell table:style-name="ce3" table:formula="of:=3.14*[.A16]/30" office:value-type="float" office:value="512.866666666667" calcext:value-type="float">
            <text:p>512,87</text:p>
          </table:table-cell>
          <table:table-cell table:style-name="ce3" table:formula="of:=[.H16]/[.I16]" office:value-type="float" office:value="13.4190861822436" calcext:value-type="float">
            <text:p>13,42</text:p>
          </table:table-cell>
          <table:table-cell table:style-name="ce3" table:formula="of:=[.H16]/[.B16]*100" office:value-type="float" office:value="11100.3258064516" calcext:value-type="float">
            <text:p>11100,33</text:p>
          </table:table-cell>
          <table:table-cell table:style-name="Default"/>
          <table:table-cell table:style-name="ce4" office:value-type="float" office:value="4900" calcext:value-type="float">
            <text:p>4900,00</text:p>
          </table:table-cell>
          <table:table-cell table:style-name="ce4" table:formula="of:=2*[.B16]" office:value-type="float" office:value="124" calcext:value-type="float">
            <text:p>124,00</text:p>
          </table:table-cell>
          <table:table-cell table:style-name="ce4" table:formula="of:=[.C16]/50" office:value-type="float" office:value="0.32" calcext:value-type="float">
            <text:p>0,32</text:p>
          </table:table-cell>
          <table:table-cell table:style-name="ce4" table:formula="of:=[.D16]*10" office:value-type="float" office:value="120" calcext:value-type="float">
            <text:p>120,00</text:p>
          </table:table-cell>
          <table:table-cell table:style-name="ce3" table:formula="of:=[.O16]*[.P16]" office:value-type="float" office:value="38.4" calcext:value-type="float">
            <text:p>38,40</text:p>
          </table:table-cell>
          <table:table-cell table:style-name="ce3" table:formula="of:=26*[.O16]*[.O16]" office:value-type="float" office:value="2.6624" calcext:value-type="float">
            <text:p>2,66</text:p>
          </table:table-cell>
          <table:table-cell table:style-name="ce3" table:formula="of:=1.2*[.M16]*[.M16]*10^(-6)+1.1*[.M16]*10^(-3)" office:value-type="float" office:value="34.202" calcext:value-type="float">
            <text:p>34,20</text:p>
          </table:table-cell>
          <table:table-cell table:style-name="ce3" table:formula="of:=[.Q16]+[.R16]+[.S16]" office:value-type="float" office:value="75.2644" calcext:value-type="float">
            <text:p>75,26</text:p>
          </table:table-cell>
          <table:table-cell table:style-name="ce3" table:formula="of:=3.14*[.M16]/30" office:value-type="float" office:value="512.866666666667" calcext:value-type="float">
            <text:p>512,87</text:p>
          </table:table-cell>
          <table:table-cell table:style-name="ce3" table:formula="of:=[.T16]/[.U16]" office:value-type="float" office:value="0.146752372286494" calcext:value-type="float">
            <text:p>0,15</text:p>
          </table:table-cell>
          <table:table-cell table:style-name="ce3" table:formula="of:=[.T16]/[.N16]*100" office:value-type="float" office:value="60.6970967741936" calcext:value-type="float">
            <text:p>60,70</text:p>
          </table:table-cell>
          <table:table-cell table:number-columns-repeated="1001"/>
        </table:table-row>
        <table:table-row table:style-name="ro1">
          <table:table-cell table:style-name="ce4" office:value-type="float" office:value="4800" calcext:value-type="float">
            <text:p>4800,00</text:p>
          </table:table-cell>
          <table:table-cell table:style-name="ce4" office:value-type="float" office:value="72" calcext:value-type="float">
            <text:p>72,00</text:p>
          </table:table-cell>
          <table:table-cell table:style-name="ce4" office:value-type="float" office:value="21" calcext:value-type="float">
            <text:p>21,00</text:p>
          </table:table-cell>
          <table:table-cell table:style-name="ce4" office:value-type="float" office:value="11.2" calcext:value-type="float">
            <text:p>11,20</text:p>
          </table:table-cell>
          <table:table-cell table:style-name="ce3" table:formula="of:=[.C17]*[.D17]" office:value-type="float" office:value="235.2" calcext:value-type="float">
            <text:p>235,20</text:p>
          </table:table-cell>
          <table:table-cell table:style-name="ce3" table:formula="of:=26*[.C17]*[.C17]" office:value-type="float" office:value="11466" calcext:value-type="float">
            <text:p>11466,00</text:p>
          </table:table-cell>
          <table:table-cell table:style-name="ce3" table:formula="of:=1.2*[.A17]*[.A17]*10^(-6)+1.1*[.A17]*10^(-3)" office:value-type="float" office:value="32.928" calcext:value-type="float">
            <text:p>32,93</text:p>
          </table:table-cell>
          <table:table-cell table:style-name="ce3" table:formula="of:=[.E17]+[.F17]+[.G17]" office:value-type="float" office:value="11734.128" calcext:value-type="float">
            <text:p>11734,13</text:p>
          </table:table-cell>
          <table:table-cell table:style-name="ce3" table:formula="of:=3.14*[.A17]/30" office:value-type="float" office:value="502.4" calcext:value-type="float">
            <text:p>502,40</text:p>
          </table:table-cell>
          <table:table-cell table:style-name="ce3" table:formula="of:=[.H17]/[.I17]" office:value-type="float" office:value="23.3561464968153" calcext:value-type="float">
            <text:p>23,36</text:p>
          </table:table-cell>
          <table:table-cell table:style-name="ce3" table:formula="of:=[.H17]/[.B17]*100" office:value-type="float" office:value="16297.4" calcext:value-type="float">
            <text:p>16297,40</text:p>
          </table:table-cell>
          <table:table-cell table:style-name="Default"/>
          <table:table-cell table:style-name="ce4" office:value-type="float" office:value="4800" calcext:value-type="float">
            <text:p>4800,00</text:p>
          </table:table-cell>
          <table:table-cell table:style-name="ce4" table:formula="of:=2*[.B17]" office:value-type="float" office:value="144" calcext:value-type="float">
            <text:p>144,00</text:p>
          </table:table-cell>
          <table:table-cell table:style-name="ce4" table:formula="of:=[.C17]/50" office:value-type="float" office:value="0.42" calcext:value-type="float">
            <text:p>0,42</text:p>
          </table:table-cell>
          <table:table-cell table:style-name="ce4" table:formula="of:=[.D17]*10" office:value-type="float" office:value="112" calcext:value-type="float">
            <text:p>112,00</text:p>
          </table:table-cell>
          <table:table-cell table:style-name="ce3" table:formula="of:=[.O17]*[.P17]" office:value-type="float" office:value="47.04" calcext:value-type="float">
            <text:p>47,04</text:p>
          </table:table-cell>
          <table:table-cell table:style-name="ce3" table:formula="of:=26*[.O17]*[.O17]" office:value-type="float" office:value="4.5864" calcext:value-type="float">
            <text:p>4,59</text:p>
          </table:table-cell>
          <table:table-cell table:style-name="ce3" table:formula="of:=1.2*[.M17]*[.M17]*10^(-6)+1.1*[.M17]*10^(-3)" office:value-type="float" office:value="32.928" calcext:value-type="float">
            <text:p>32,93</text:p>
          </table:table-cell>
          <table:table-cell table:style-name="ce3" table:formula="of:=[.Q17]+[.R17]+[.S17]" office:value-type="float" office:value="84.5544" calcext:value-type="float">
            <text:p>84,55</text:p>
          </table:table-cell>
          <table:table-cell table:style-name="ce3" table:formula="of:=3.14*[.M17]/30" office:value-type="float" office:value="502.4" calcext:value-type="float">
            <text:p>502,40</text:p>
          </table:table-cell>
          <table:table-cell table:style-name="ce3" table:formula="of:=[.T17]/[.U17]" office:value-type="float" office:value="0.168300955414013" calcext:value-type="float">
            <text:p>0,17</text:p>
          </table:table-cell>
          <table:table-cell table:style-name="ce3" table:formula="of:=[.T17]/[.N17]*100" office:value-type="float" office:value="58.7183333333333" calcext:value-type="float">
            <text:p>58,72</text:p>
          </table:table-cell>
          <table:table-cell table:number-columns-repeated="1001"/>
        </table:table-row>
        <table:table-row table:style-name="ro1">
          <table:table-cell table:style-name="ce4" office:value-type="float" office:value="4600" calcext:value-type="float">
            <text:p>4600,00</text:p>
          </table:table-cell>
          <table:table-cell table:style-name="ce4" office:value-type="float" office:value="80" calcext:value-type="float">
            <text:p>80,00</text:p>
          </table:table-cell>
          <table:table-cell table:style-name="ce4" office:value-type="float" office:value="26.5" calcext:value-type="float">
            <text:p>26,50</text:p>
          </table:table-cell>
          <table:table-cell table:style-name="ce4" office:value-type="float" office:value="10.2" calcext:value-type="float">
            <text:p>10,20</text:p>
          </table:table-cell>
          <table:table-cell table:style-name="ce3" table:formula="of:=[.C18]*[.D18]" office:value-type="float" office:value="270.3" calcext:value-type="float">
            <text:p>270,30</text:p>
          </table:table-cell>
          <table:table-cell table:style-name="ce3" table:formula="of:=26*[.C18]*[.C18]" office:value-type="float" office:value="18258.5" calcext:value-type="float">
            <text:p>18258,50</text:p>
          </table:table-cell>
          <table:table-cell table:style-name="ce3" table:formula="of:=1.2*[.A18]*[.A18]*10^(-6)+1.1*[.A18]*10^(-3)" office:value-type="float" office:value="30.452" calcext:value-type="float">
            <text:p>30,45</text:p>
          </table:table-cell>
          <table:table-cell table:style-name="ce3" table:formula="of:=[.E18]+[.F18]+[.G18]" office:value-type="float" office:value="18559.252" calcext:value-type="float">
            <text:p>18559,25</text:p>
          </table:table-cell>
          <table:table-cell table:style-name="ce3" table:formula="of:=3.14*[.A18]/30" office:value-type="float" office:value="481.466666666667" calcext:value-type="float">
            <text:p>481,47</text:p>
          </table:table-cell>
          <table:table-cell table:style-name="ce3" table:formula="of:=[.H18]/[.I18]" office:value-type="float" office:value="38.5473248407643" calcext:value-type="float">
            <text:p>38,55</text:p>
          </table:table-cell>
          <table:table-cell table:style-name="ce3" table:formula="of:=[.H18]/[.B18]*100" office:value-type="float" office:value="23199.065" calcext:value-type="float">
            <text:p>23199,07</text:p>
          </table:table-cell>
          <table:table-cell table:style-name="Default"/>
          <table:table-cell table:style-name="ce4" office:value-type="float" office:value="4600" calcext:value-type="float">
            <text:p>4600,00</text:p>
          </table:table-cell>
          <table:table-cell table:style-name="ce4" table:formula="of:=2*[.B18]" office:value-type="float" office:value="160" calcext:value-type="float">
            <text:p>160,00</text:p>
          </table:table-cell>
          <table:table-cell table:style-name="ce4" table:formula="of:=[.C18]/50" office:value-type="float" office:value="0.53" calcext:value-type="float">
            <text:p>0,53</text:p>
          </table:table-cell>
          <table:table-cell table:style-name="ce4" table:formula="of:=[.D18]*10" office:value-type="float" office:value="102" calcext:value-type="float">
            <text:p>102,00</text:p>
          </table:table-cell>
          <table:table-cell table:style-name="ce3" table:formula="of:=[.O18]*[.P18]" office:value-type="float" office:value="54.06" calcext:value-type="float">
            <text:p>54,06</text:p>
          </table:table-cell>
          <table:table-cell table:style-name="ce3" table:formula="of:=26*[.O18]*[.O18]" office:value-type="float" office:value="7.3034" calcext:value-type="float">
            <text:p>7,30</text:p>
          </table:table-cell>
          <table:table-cell table:style-name="ce3" table:formula="of:=1.2*[.M18]*[.M18]*10^(-6)+1.1*[.M18]*10^(-3)" office:value-type="float" office:value="30.452" calcext:value-type="float">
            <text:p>30,45</text:p>
          </table:table-cell>
          <table:table-cell table:style-name="ce3" table:formula="of:=[.Q18]+[.R18]+[.S18]" office:value-type="float" office:value="91.8154" calcext:value-type="float">
            <text:p>91,82</text:p>
          </table:table-cell>
          <table:table-cell table:style-name="ce3" table:formula="of:=3.14*[.M18]/30" office:value-type="float" office:value="481.466666666667" calcext:value-type="float">
            <text:p>481,47</text:p>
          </table:table-cell>
          <table:table-cell table:style-name="ce3" table:formula="of:=[.T18]/[.U18]" office:value-type="float" office:value="0.190699390750485" calcext:value-type="float">
            <text:p>0,19</text:p>
          </table:table-cell>
          <table:table-cell table:style-name="ce3" table:formula="of:=[.T18]/[.N18]*100" office:value-type="float" office:value="57.384625" calcext:value-type="float">
            <text:p>57,38</text:p>
          </table:table-cell>
          <table:table-cell table:number-columns-repeated="1001"/>
        </table:table-row>
        <table:table-row table:style-name="ro1">
          <table:table-cell table:style-name="ce4" office:value-type="float" office:value="4400" calcext:value-type="float">
            <text:p>4400,00</text:p>
          </table:table-cell>
          <table:table-cell table:style-name="ce4" office:value-type="float" office:value="84" calcext:value-type="float">
            <text:p>84,00</text:p>
          </table:table-cell>
          <table:table-cell table:style-name="ce4" office:value-type="float" office:value="28.5" calcext:value-type="float">
            <text:p>28,50</text:p>
          </table:table-cell>
          <table:table-cell table:style-name="ce4" office:value-type="float" office:value="9.4" calcext:value-type="float">
            <text:p>9,40</text:p>
          </table:table-cell>
          <table:table-cell table:style-name="ce3" table:formula="of:=[.C19]*[.D19]" office:value-type="float" office:value="267.9" calcext:value-type="float">
            <text:p>267,90</text:p>
          </table:table-cell>
          <table:table-cell table:style-name="ce3" table:formula="of:=26*[.C19]*[.C19]" office:value-type="float" office:value="21118.5" calcext:value-type="float">
            <text:p>21118,50</text:p>
          </table:table-cell>
          <table:table-cell table:style-name="ce3" table:formula="of:=1.2*[.A19]*[.A19]*10^(-6)+1.1*[.A19]*10^(-3)" office:value-type="float" office:value="28.072" calcext:value-type="float">
            <text:p>28,07</text:p>
          </table:table-cell>
          <table:table-cell table:style-name="ce3" table:formula="of:=[.E19]+[.F19]+[.G19]" office:value-type="float" office:value="21414.472" calcext:value-type="float">
            <text:p>21414,47</text:p>
          </table:table-cell>
          <table:table-cell table:style-name="ce3" table:formula="of:=3.14*[.A19]/30" office:value-type="float" office:value="460.533333333333" calcext:value-type="float">
            <text:p>460,53</text:p>
          </table:table-cell>
          <table:table-cell table:style-name="ce3" table:formula="of:=[.H19]/[.I19]" office:value-type="float" office:value="46.4992877822814" calcext:value-type="float">
            <text:p>46,50</text:p>
          </table:table-cell>
          <table:table-cell table:style-name="ce3" table:formula="of:=[.H19]/[.B19]*100" office:value-type="float" office:value="25493.419047619" calcext:value-type="float">
            <text:p>25493,42</text:p>
          </table:table-cell>
          <table:table-cell table:style-name="Default"/>
          <table:table-cell table:style-name="ce4" office:value-type="float" office:value="4400" calcext:value-type="float">
            <text:p>4400,00</text:p>
          </table:table-cell>
          <table:table-cell table:style-name="ce4" table:formula="of:=2*[.B19]" office:value-type="float" office:value="168" calcext:value-type="float">
            <text:p>168,00</text:p>
          </table:table-cell>
          <table:table-cell table:style-name="ce4" table:formula="of:=[.C19]/50" office:value-type="float" office:value="0.57" calcext:value-type="float">
            <text:p>0,57</text:p>
          </table:table-cell>
          <table:table-cell table:style-name="ce4" table:formula="of:=[.D19]*10" office:value-type="float" office:value="94" calcext:value-type="float">
            <text:p>94,00</text:p>
          </table:table-cell>
          <table:table-cell table:style-name="ce3" table:formula="of:=[.O19]*[.P19]" office:value-type="float" office:value="53.58" calcext:value-type="float">
            <text:p>53,58</text:p>
          </table:table-cell>
          <table:table-cell table:style-name="ce3" table:formula="of:=26*[.O19]*[.O19]" office:value-type="float" office:value="8.4474" calcext:value-type="float">
            <text:p>8,45</text:p>
          </table:table-cell>
          <table:table-cell table:style-name="ce3" table:formula="of:=1.2*[.M19]*[.M19]*10^(-6)+1.1*[.M19]*10^(-3)" office:value-type="float" office:value="28.072" calcext:value-type="float">
            <text:p>28,07</text:p>
          </table:table-cell>
          <table:table-cell table:style-name="ce3" table:formula="of:=[.Q19]+[.R19]+[.S19]" office:value-type="float" office:value="90.0994" calcext:value-type="float">
            <text:p>90,10</text:p>
          </table:table-cell>
          <table:table-cell table:style-name="ce3" table:formula="of:=3.14*[.M19]/30" office:value-type="float" office:value="460.533333333333" calcext:value-type="float">
            <text:p>460,53</text:p>
          </table:table-cell>
          <table:table-cell table:style-name="ce3" table:formula="of:=[.T19]/[.U19]" office:value-type="float" office:value="0.195641430225825" calcext:value-type="float">
            <text:p>0,20</text:p>
          </table:table-cell>
          <table:table-cell table:style-name="ce3" table:formula="of:=[.T19]/[.N19]*100" office:value-type="float" office:value="53.6305952380952" calcext:value-type="float">
            <text:p>53,63</text:p>
          </table:table-cell>
          <table:table-cell table:number-columns-repeated="1001"/>
        </table:table-row>
        <table:table-row table:style-name="ro1">
          <table:table-cell table:style-name="ce4" office:value-type="float" office:value="4300" calcext:value-type="float">
            <text:p>4300,00</text:p>
          </table:table-cell>
          <table:table-cell table:style-name="ce4" office:value-type="float" office:value="86" calcext:value-type="float">
            <text:p>86,00</text:p>
          </table:table-cell>
          <table:table-cell table:style-name="ce4" office:value-type="float" office:value="30" calcext:value-type="float">
            <text:p>30,00</text:p>
          </table:table-cell>
          <table:table-cell table:style-name="ce4" office:value-type="float" office:value="9" calcext:value-type="float">
            <text:p>9,00</text:p>
          </table:table-cell>
          <table:table-cell table:style-name="ce3" table:formula="of:=[.C20]*[.D20]" office:value-type="float" office:value="270" calcext:value-type="float">
            <text:p>270,00</text:p>
          </table:table-cell>
          <table:table-cell table:style-name="ce3" table:formula="of:=26*[.C20]*[.C20]" office:value-type="float" office:value="23400" calcext:value-type="float">
            <text:p>23400,00</text:p>
          </table:table-cell>
          <table:table-cell table:style-name="ce3" table:formula="of:=1.2*[.A20]*[.A20]*10^(-6)+1.1*[.A20]*10^(-3)" office:value-type="float" office:value="26.918" calcext:value-type="float">
            <text:p>26,92</text:p>
          </table:table-cell>
          <table:table-cell table:style-name="ce3" table:formula="of:=[.E20]+[.F20]+[.G20]" office:value-type="float" office:value="23696.918" calcext:value-type="float">
            <text:p>23696,92</text:p>
          </table:table-cell>
          <table:table-cell table:style-name="ce3" table:formula="of:=3.14*[.A20]/30" office:value-type="float" office:value="450.066666666667" calcext:value-type="float">
            <text:p>450,07</text:p>
          </table:table-cell>
          <table:table-cell table:style-name="ce3" table:formula="of:=[.H20]/[.I20]" office:value-type="float" office:value="52.652017478892" calcext:value-type="float">
            <text:p>52,65</text:p>
          </table:table-cell>
          <table:table-cell table:style-name="ce3" table:formula="of:=[.H20]/[.B20]*100" office:value-type="float" office:value="27554.5558139535" calcext:value-type="float">
            <text:p>27554,56</text:p>
          </table:table-cell>
          <table:table-cell table:style-name="Default"/>
          <table:table-cell table:style-name="ce4" office:value-type="float" office:value="4300" calcext:value-type="float">
            <text:p>4300,00</text:p>
          </table:table-cell>
          <table:table-cell table:style-name="ce4" table:formula="of:=2*[.B20]" office:value-type="float" office:value="172" calcext:value-type="float">
            <text:p>172,00</text:p>
          </table:table-cell>
          <table:table-cell table:style-name="ce4" table:formula="of:=[.C20]/50" office:value-type="float" office:value="0.6" calcext:value-type="float">
            <text:p>0,60</text:p>
          </table:table-cell>
          <table:table-cell table:style-name="ce4" table:formula="of:=[.D20]*10" office:value-type="float" office:value="90" calcext:value-type="float">
            <text:p>90,00</text:p>
          </table:table-cell>
          <table:table-cell table:style-name="ce3" table:formula="of:=[.O20]*[.P20]" office:value-type="float" office:value="54" calcext:value-type="float">
            <text:p>54,00</text:p>
          </table:table-cell>
          <table:table-cell table:style-name="ce3" table:formula="of:=26*[.O20]*[.O20]" office:value-type="float" office:value="9.36" calcext:value-type="float">
            <text:p>9,36</text:p>
          </table:table-cell>
          <table:table-cell table:style-name="ce3" table:formula="of:=1.2*[.M20]*[.M20]*10^(-6)+1.1*[.M20]*10^(-3)" office:value-type="float" office:value="26.918" calcext:value-type="float">
            <text:p>26,92</text:p>
          </table:table-cell>
          <table:table-cell table:style-name="ce3" table:formula="of:=[.Q20]+[.R20]+[.S20]" office:value-type="float" office:value="90.278" calcext:value-type="float">
            <text:p>90,28</text:p>
          </table:table-cell>
          <table:table-cell table:style-name="ce3" table:formula="of:=3.14*[.M20]/30" office:value-type="float" office:value="450.066666666667" calcext:value-type="float">
            <text:p>450,07</text:p>
          </table:table-cell>
          <table:table-cell table:style-name="ce3" table:formula="of:=[.T20]/[.U20]" office:value-type="float" office:value="0.200588061027996" calcext:value-type="float">
            <text:p>0,20</text:p>
          </table:table-cell>
          <table:table-cell table:style-name="ce3" table:formula="of:=[.T20]/[.N20]*100" office:value-type="float" office:value="52.4872093023256" calcext:value-type="float">
            <text:p>52,49</text:p>
          </table:table-cell>
          <table:table-cell table:number-columns-repeated="1001"/>
        </table:table-row>
        <table:table-row table:style-name="ro1">
          <table:table-cell table:style-name="ce4" office:value-type="float" office:value="4100" calcext:value-type="float">
            <text:p>4100,00</text:p>
          </table:table-cell>
          <table:table-cell table:style-name="ce4" office:value-type="float" office:value="90" calcext:value-type="float">
            <text:p>90,00</text:p>
          </table:table-cell>
          <table:table-cell table:style-name="ce4" office:value-type="float" office:value="33" calcext:value-type="float">
            <text:p>33,00</text:p>
          </table:table-cell>
          <table:table-cell table:style-name="ce4" office:value-type="float" office:value="8.2" calcext:value-type="float">
            <text:p>8,20</text:p>
          </table:table-cell>
          <table:table-cell table:style-name="ce3" table:formula="of:=[.C21]*[.D21]" office:value-type="float" office:value="270.6" calcext:value-type="float">
            <text:p>270,60</text:p>
          </table:table-cell>
          <table:table-cell table:style-name="ce3" table:formula="of:=26*[.C21]*[.C21]" office:value-type="float" office:value="28314" calcext:value-type="float">
            <text:p>28314,00</text:p>
          </table:table-cell>
          <table:table-cell table:style-name="ce3" table:formula="of:=1.2*[.A21]*[.A21]*10^(-6)+1.1*[.A21]*10^(-3)" office:value-type="float" office:value="24.682" calcext:value-type="float">
            <text:p>24,68</text:p>
          </table:table-cell>
          <table:table-cell table:style-name="ce3" table:formula="of:=[.E21]+[.F21]+[.G21]" office:value-type="float" office:value="28609.282" calcext:value-type="float">
            <text:p>28609,28</text:p>
          </table:table-cell>
          <table:table-cell table:style-name="ce3" table:formula="of:=3.14*[.A21]/30" office:value-type="float" office:value="429.133333333333" calcext:value-type="float">
            <text:p>429,13</text:p>
          </table:table-cell>
          <table:table-cell table:style-name="ce3" table:formula="of:=[.H21]/[.I21]" office:value-type="float" office:value="66.6675827248718" calcext:value-type="float">
            <text:p>66,67</text:p>
          </table:table-cell>
          <table:table-cell table:style-name="ce3" table:formula="of:=[.H21]/[.B21]*100" office:value-type="float" office:value="31788.0911111111" calcext:value-type="float">
            <text:p>31788,09</text:p>
          </table:table-cell>
          <table:table-cell table:style-name="Default"/>
          <table:table-cell table:style-name="ce4" office:value-type="float" office:value="4100" calcext:value-type="float">
            <text:p>4100,00</text:p>
          </table:table-cell>
          <table:table-cell table:style-name="ce4" table:formula="of:=2*[.B21]" office:value-type="float" office:value="180" calcext:value-type="float">
            <text:p>180,00</text:p>
          </table:table-cell>
          <table:table-cell table:style-name="ce4" table:formula="of:=[.C21]/50" office:value-type="float" office:value="0.66" calcext:value-type="float">
            <text:p>0,66</text:p>
          </table:table-cell>
          <table:table-cell table:style-name="ce4" table:formula="of:=[.D21]*10" office:value-type="float" office:value="82" calcext:value-type="float">
            <text:p>82,00</text:p>
          </table:table-cell>
          <table:table-cell table:style-name="ce3" table:formula="of:=[.O21]*[.P21]" office:value-type="float" office:value="54.12" calcext:value-type="float">
            <text:p>54,12</text:p>
          </table:table-cell>
          <table:table-cell table:style-name="ce3" table:formula="of:=26*[.O21]*[.O21]" office:value-type="float" office:value="11.3256" calcext:value-type="float">
            <text:p>11,33</text:p>
          </table:table-cell>
          <table:table-cell table:style-name="ce3" table:formula="of:=1.2*[.M21]*[.M21]*10^(-6)+1.1*[.M21]*10^(-3)" office:value-type="float" office:value="24.682" calcext:value-type="float">
            <text:p>24,68</text:p>
          </table:table-cell>
          <table:table-cell table:style-name="ce3" table:formula="of:=[.Q21]+[.R21]+[.S21]" office:value-type="float" office:value="90.1276" calcext:value-type="float">
            <text:p>90,13</text:p>
          </table:table-cell>
          <table:table-cell table:style-name="ce3" table:formula="of:=3.14*[.M21]/30" office:value-type="float" office:value="429.133333333333" calcext:value-type="float">
            <text:p>429,13</text:p>
          </table:table-cell>
          <table:table-cell table:style-name="ce3" table:formula="of:=[.T21]/[.U21]" office:value-type="float" office:value="0.210022370669567" calcext:value-type="float">
            <text:p>0,21</text:p>
          </table:table-cell>
          <table:table-cell table:style-name="ce3" table:formula="of:=[.T21]/[.N21]*100" office:value-type="float" office:value="50.0708888888889" calcext:value-type="float">
            <text:p>50,07</text:p>
          </table:table-cell>
          <table:table-cell table:number-columns-repeated="1001"/>
        </table:table-row>
        <table:table-row table:style-name="ro1">
          <table:table-cell table:style-name="ce4" office:value-type="float" office:value="3800" calcext:value-type="float">
            <text:p>3800,00</text:p>
          </table:table-cell>
          <table:table-cell table:style-name="ce4" office:value-type="float" office:value="95" calcext:value-type="float">
            <text:p>95,00</text:p>
          </table:table-cell>
          <table:table-cell table:style-name="ce4" office:value-type="float" office:value="36" calcext:value-type="float">
            <text:p>36,00</text:p>
          </table:table-cell>
          <table:table-cell table:style-name="ce4" office:value-type="float" office:value="7.1" calcext:value-type="float">
            <text:p>7,10</text:p>
          </table:table-cell>
          <table:table-cell table:style-name="ce3" table:formula="of:=[.C22]*[.D22]" office:value-type="float" office:value="255.6" calcext:value-type="float">
            <text:p>255,60</text:p>
          </table:table-cell>
          <table:table-cell table:style-name="ce3" table:formula="of:=26*[.C22]*[.C22]" office:value-type="float" office:value="33696" calcext:value-type="float">
            <text:p>33696,00</text:p>
          </table:table-cell>
          <table:table-cell table:style-name="ce3" table:formula="of:=1.2*[.A22]*[.A22]*10^(-6)+1.1*[.A22]*10^(-3)" office:value-type="float" office:value="21.508" calcext:value-type="float">
            <text:p>21,51</text:p>
          </table:table-cell>
          <table:table-cell table:style-name="ce3" table:formula="of:=[.E22]+[.F22]+[.G22]" office:value-type="float" office:value="33973.108" calcext:value-type="float">
            <text:p>33973,11</text:p>
          </table:table-cell>
          <table:table-cell table:style-name="ce3" table:formula="of:=3.14*[.A22]/30" office:value-type="float" office:value="397.733333333333" calcext:value-type="float">
            <text:p>397,73</text:p>
          </table:table-cell>
          <table:table-cell table:style-name="ce3" table:formula="of:=[.H22]/[.I22]" office:value-type="float" office:value="85.4167985249748" calcext:value-type="float">
            <text:p>85,42</text:p>
          </table:table-cell>
          <table:table-cell table:style-name="ce3" table:formula="of:=[.H22]/[.B22]*100" office:value-type="float" office:value="35761.1663157895" calcext:value-type="float">
            <text:p>35761,17</text:p>
          </table:table-cell>
          <table:table-cell table:style-name="Default"/>
          <table:table-cell table:style-name="ce4" office:value-type="float" office:value="3800" calcext:value-type="float">
            <text:p>3800,00</text:p>
          </table:table-cell>
          <table:table-cell table:style-name="ce4" table:formula="of:=2*[.B22]" office:value-type="float" office:value="190" calcext:value-type="float">
            <text:p>190,00</text:p>
          </table:table-cell>
          <table:table-cell table:style-name="ce4" table:formula="of:=[.C22]/50" office:value-type="float" office:value="0.72" calcext:value-type="float">
            <text:p>0,72</text:p>
          </table:table-cell>
          <table:table-cell table:style-name="ce4" table:formula="of:=[.D22]*10" office:value-type="float" office:value="71" calcext:value-type="float">
            <text:p>71,00</text:p>
          </table:table-cell>
          <table:table-cell table:style-name="ce3" table:formula="of:=[.O22]*[.P22]" office:value-type="float" office:value="51.12" calcext:value-type="float">
            <text:p>51,12</text:p>
          </table:table-cell>
          <table:table-cell table:style-name="ce3" table:formula="of:=26*[.O22]*[.O22]" office:value-type="float" office:value="13.4784" calcext:value-type="float">
            <text:p>13,48</text:p>
          </table:table-cell>
          <table:table-cell table:style-name="ce3" table:formula="of:=1.2*[.M22]*[.M22]*10^(-6)+1.1*[.M22]*10^(-3)" office:value-type="float" office:value="21.508" calcext:value-type="float">
            <text:p>21,51</text:p>
          </table:table-cell>
          <table:table-cell table:style-name="ce3" table:formula="of:=[.Q22]+[.R22]+[.S22]" office:value-type="float" office:value="86.1064" calcext:value-type="float">
            <text:p>86,11</text:p>
          </table:table-cell>
          <table:table-cell table:style-name="ce3" table:formula="of:=3.14*[.M22]/30" office:value-type="float" office:value="397.733333333333" calcext:value-type="float">
            <text:p>397,73</text:p>
          </table:table-cell>
          <table:table-cell table:style-name="ce3" table:formula="of:=[.T22]/[.U22]" office:value-type="float" office:value="0.216492792490781" calcext:value-type="float">
            <text:p>0,22</text:p>
          </table:table-cell>
          <table:table-cell table:style-name="ce3" table:formula="of:=[.T22]/[.N22]*100" office:value-type="float" office:value="45.3191578947368" calcext:value-type="float">
            <text:p>45,32</text:p>
          </table:table-cell>
          <table:table-cell table:number-columns-repeated="1001"/>
        </table:table-row>
        <table:table-row table:style-name="ro1">
          <table:table-cell table:style-name="ce4"/>
          <table:table-cell table:number-columns-repeated="3"/>
          <table:table-cell table:style-name="ce6" table:number-columns-repeated="6"/>
          <table:table-cell/>
          <table:table-cell table:style-name="Default"/>
          <table:table-cell table:number-columns-repeated="1012"/>
        </table:table-row>
        <table:table-row table:style-name="ro1">
          <table:table-cell table:style-name="ce2" office:value-type="string" calcext:value-type="string" table:number-columns-spanned="11" table:number-rows-spanned="1">
            <text:p>zasilanie z regulatora tyrystorowego</text:p>
          </table:table-cell>
          <table:covered-table-cell table:style-name="ce5"/>
          <table:covered-table-cell table:number-columns-repeated="2" table:style-name="ce4"/>
          <table:covered-table-cell table:number-columns-repeated="6" table:style-name="ce3"/>
          <table:covered-table-cell table:style-name="ce4"/>
          <table:table-cell table:style-name="Default"/>
          <table:table-cell table:number-columns-repeated="1012"/>
        </table:table-row>
        <table:table-row table:style-name="ro1">
          <table:table-cell table:style-name="ce3"/>
          <table:table-cell table:style-name="ce3" office:value-type="string" calcext:value-type="string">
            <text:p>Ppobsil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d</text:p>
          </table:table-cell>
          <table:table-cell table:style-name="ce3" office:value-type="string" calcext:value-type="string">
            <text:p>Pcu</text:p>
          </table:table-cell>
          <table:table-cell table:style-name="ce3" office:value-type="string" calcext:value-type="string">
            <text:p>P0</text:p>
          </table:table-cell>
          <table:table-cell table:style-name="ce3" office:value-type="string" calcext:value-type="string">
            <text:p>P_odsil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string" calcext:value-type="string">
            <text:p>T</text:p>
          </table:table-cell>
          <table:table-cell table:style-name="ce4" office:value-type="string" calcext:value-type="string">
            <text:p>Sprawność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5000" calcext:value-type="float">
            <text:p>5000,00</text:p>
          </table:table-cell>
          <table:table-cell table:style-name="ce4" office:value-type="float" office:value="52" calcext:value-type="float">
            <text:p>52,00</text:p>
          </table:table-cell>
          <table:table-cell table:style-name="ce4" office:value-type="float" office:value="12.5" calcext:value-type="float">
            <text:p>12,50</text:p>
          </table:table-cell>
          <table:table-cell table:style-name="ce4" office:value-type="float" office:value="12.1" calcext:value-type="float">
            <text:p>12,10</text:p>
          </table:table-cell>
          <table:table-cell table:style-name="ce3" table:formula="of:=[.C26]*[.D26]" office:value-type="float" office:value="151.25" calcext:value-type="float">
            <text:p>151,25</text:p>
          </table:table-cell>
          <table:table-cell table:style-name="ce3" table:formula="of:=26*[.C26]*[.C26]" office:value-type="float" office:value="4062.5" calcext:value-type="float">
            <text:p>4062,50</text:p>
          </table:table-cell>
          <table:table-cell table:style-name="ce3" table:formula="of:=1.2*[.A26]*[.A26]*10^(-6)+1.1*[.A26]*10^(-3)" office:value-type="float" office:value="35.5" calcext:value-type="float">
            <text:p>35,50</text:p>
          </table:table-cell>
          <table:table-cell table:style-name="ce3" table:formula="of:=[.E26]+[.F26]+[.G26]" office:value-type="float" office:value="4249.25" calcext:value-type="float">
            <text:p>4249,25</text:p>
          </table:table-cell>
          <table:table-cell table:style-name="ce3" table:formula="of:=3.14*[.A26]/30" office:value-type="float" office:value="523.333333333333" calcext:value-type="float">
            <text:p>523,33</text:p>
          </table:table-cell>
          <table:table-cell table:style-name="ce3" table:formula="of:=[.H26]/[.I26]" office:value-type="float" office:value="8.11958598726115" calcext:value-type="float">
            <text:p>8,12</text:p>
          </table:table-cell>
          <table:table-cell table:style-name="ce3" table:formula="of:=[.H26]/[.B26]*100" office:value-type="float" office:value="8171.63461538462" calcext:value-type="float">
            <text:p>8171,63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900" calcext:value-type="float">
            <text:p>4900,00</text:p>
          </table:table-cell>
          <table:table-cell table:style-name="ce4" office:value-type="float" office:value="55" calcext:value-type="float">
            <text:p>55,00</text:p>
          </table:table-cell>
          <table:table-cell table:style-name="ce4" office:value-type="float" office:value="14" calcext:value-type="float">
            <text:p>14,00</text:p>
          </table:table-cell>
          <table:table-cell table:style-name="ce4" office:value-type="float" office:value="11.5" calcext:value-type="float">
            <text:p>11,50</text:p>
          </table:table-cell>
          <table:table-cell table:style-name="ce3" table:formula="of:=[.C27]*[.D27]" office:value-type="float" office:value="161" calcext:value-type="float">
            <text:p>161,00</text:p>
          </table:table-cell>
          <table:table-cell table:style-name="ce3" table:formula="of:=26*[.C27]*[.C27]" office:value-type="float" office:value="5096" calcext:value-type="float">
            <text:p>5096,00</text:p>
          </table:table-cell>
          <table:table-cell table:style-name="ce3" table:formula="of:=1.2*[.A27]*[.A27]*10^(-6)+1.1*[.A27]*10^(-3)" office:value-type="float" office:value="34.202" calcext:value-type="float">
            <text:p>34,20</text:p>
          </table:table-cell>
          <table:table-cell table:style-name="ce3" table:formula="of:=[.E27]+[.F27]+[.G27]" office:value-type="float" office:value="5291.202" calcext:value-type="float">
            <text:p>5291,20</text:p>
          </table:table-cell>
          <table:table-cell table:style-name="ce3" table:formula="of:=3.14*[.A27]/30" office:value-type="float" office:value="512.866666666667" calcext:value-type="float">
            <text:p>512,87</text:p>
          </table:table-cell>
          <table:table-cell table:style-name="ce3" table:formula="of:=[.H27]/[.I27]" office:value-type="float" office:value="10.316915377616" calcext:value-type="float">
            <text:p>10,32</text:p>
          </table:table-cell>
          <table:table-cell table:style-name="ce3" table:formula="of:=[.H27]/[.B27]*100" office:value-type="float" office:value="9620.36727272727" calcext:value-type="float">
            <text:p>9620,37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800" calcext:value-type="float">
            <text:p>4800,00</text:p>
          </table:table-cell>
          <table:table-cell table:style-name="ce4" office:value-type="float" office:value="63" calcext:value-type="float">
            <text:p>63,00</text:p>
          </table:table-cell>
          <table:table-cell table:style-name="ce4" office:value-type="float" office:value="18" calcext:value-type="float">
            <text:p>18,00</text:p>
          </table:table-cell>
          <table:table-cell table:style-name="ce4" office:value-type="float" office:value="11" calcext:value-type="float">
            <text:p>11,00</text:p>
          </table:table-cell>
          <table:table-cell table:style-name="ce3" table:formula="of:=[.C28]*[.D28]" office:value-type="float" office:value="198" calcext:value-type="float">
            <text:p>198,00</text:p>
          </table:table-cell>
          <table:table-cell table:style-name="ce3" table:formula="of:=26*[.C28]*[.C28]" office:value-type="float" office:value="8424" calcext:value-type="float">
            <text:p>8424,00</text:p>
          </table:table-cell>
          <table:table-cell table:style-name="ce3" table:formula="of:=1.2*[.A28]*[.A28]*10^(-6)+1.1*[.A28]*10^(-3)" office:value-type="float" office:value="32.928" calcext:value-type="float">
            <text:p>32,93</text:p>
          </table:table-cell>
          <table:table-cell table:style-name="ce3" table:formula="of:=[.E28]+[.F28]+[.G28]" office:value-type="float" office:value="8654.928" calcext:value-type="float">
            <text:p>8654,93</text:p>
          </table:table-cell>
          <table:table-cell table:style-name="ce3" table:formula="of:=3.14*[.A28]/30" office:value-type="float" office:value="502.4" calcext:value-type="float">
            <text:p>502,40</text:p>
          </table:table-cell>
          <table:table-cell table:style-name="ce3" table:formula="of:=[.H28]/[.I28]" office:value-type="float" office:value="17.2271656050955" calcext:value-type="float">
            <text:p>17,23</text:p>
          </table:table-cell>
          <table:table-cell table:style-name="ce3" table:formula="of:=[.H28]/[.B28]*100" office:value-type="float" office:value="13737.980952381" calcext:value-type="float">
            <text:p>13737,98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500" calcext:value-type="float">
            <text:p>4500,00</text:p>
          </table:table-cell>
          <table:table-cell table:style-name="ce4" office:value-type="float" office:value="65" calcext:value-type="float">
            <text:p>65,00</text:p>
          </table:table-cell>
          <table:table-cell table:style-name="ce4" office:value-type="float" office:value="20" calcext:value-type="float">
            <text:p>20,00</text:p>
          </table:table-cell>
          <table:table-cell table:style-name="ce4" office:value-type="float" office:value="10" calcext:value-type="float">
            <text:p>10,00</text:p>
          </table:table-cell>
          <table:table-cell table:style-name="ce3" table:formula="of:=[.C29]*[.D29]" office:value-type="float" office:value="200" calcext:value-type="float">
            <text:p>200,00</text:p>
          </table:table-cell>
          <table:table-cell table:style-name="ce3" table:formula="of:=26*[.C29]*[.C29]" office:value-type="float" office:value="10400" calcext:value-type="float">
            <text:p>10400,00</text:p>
          </table:table-cell>
          <table:table-cell table:style-name="ce3" table:formula="of:=1.2*[.A29]*[.A29]*10^(-6)+1.1*[.A29]*10^(-3)" office:value-type="float" office:value="29.25" calcext:value-type="float">
            <text:p>29,25</text:p>
          </table:table-cell>
          <table:table-cell table:style-name="ce3" table:formula="of:=[.E29]+[.F29]+[.G29]" office:value-type="float" office:value="10629.25" calcext:value-type="float">
            <text:p>10629,25</text:p>
          </table:table-cell>
          <table:table-cell table:style-name="ce3" table:formula="of:=3.14*[.A29]/30" office:value-type="float" office:value="471" calcext:value-type="float">
            <text:p>471,00</text:p>
          </table:table-cell>
          <table:table-cell table:style-name="ce3" table:formula="of:=[.H29]/[.I29]" office:value-type="float" office:value="22.5674097664544" calcext:value-type="float">
            <text:p>22,57</text:p>
          </table:table-cell>
          <table:table-cell table:style-name="ce3" table:formula="of:=[.H29]/[.B29]*100" office:value-type="float" office:value="16352.6923076923" calcext:value-type="float">
            <text:p>16352,69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300" calcext:value-type="float">
            <text:p>4300,00</text:p>
          </table:table-cell>
          <table:table-cell table:style-name="ce4" office:value-type="float" office:value="68" calcext:value-type="float">
            <text:p>68,00</text:p>
          </table:table-cell>
          <table:table-cell table:style-name="ce4" office:value-type="float" office:value="22" calcext:value-type="float">
            <text:p>22,00</text:p>
          </table:table-cell>
          <table:table-cell table:style-name="ce4" office:value-type="float" office:value="9.3" calcext:value-type="float">
            <text:p>9,30</text:p>
          </table:table-cell>
          <table:table-cell table:style-name="ce3" table:formula="of:=[.C30]*[.D30]" office:value-type="float" office:value="204.6" calcext:value-type="float">
            <text:p>204,60</text:p>
          </table:table-cell>
          <table:table-cell table:style-name="ce3" table:formula="of:=26*[.C30]*[.C30]" office:value-type="float" office:value="12584" calcext:value-type="float">
            <text:p>12584,00</text:p>
          </table:table-cell>
          <table:table-cell table:style-name="ce3" table:formula="of:=1.2*[.A30]*[.A30]*10^(-6)+1.1*[.A30]*10^(-3)" office:value-type="float" office:value="26.918" calcext:value-type="float">
            <text:p>26,92</text:p>
          </table:table-cell>
          <table:table-cell table:style-name="ce3" table:formula="of:=[.E30]+[.F30]+[.G30]" office:value-type="float" office:value="12815.518" calcext:value-type="float">
            <text:p>12815,52</text:p>
          </table:table-cell>
          <table:table-cell table:style-name="ce3" table:formula="of:=3.14*[.A30]/30" office:value-type="float" office:value="450.066666666667" calcext:value-type="float">
            <text:p>450,07</text:p>
          </table:table-cell>
          <table:table-cell table:style-name="ce3" table:formula="of:=[.H30]/[.I30]" office:value-type="float" office:value="28.4747104132721" calcext:value-type="float">
            <text:p>28,47</text:p>
          </table:table-cell>
          <table:table-cell table:style-name="ce3" table:formula="of:=[.H30]/[.B30]*100" office:value-type="float" office:value="18846.35" calcext:value-type="float">
            <text:p>18846,35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4000" calcext:value-type="float">
            <text:p>4000,00</text:p>
          </table:table-cell>
          <table:table-cell table:style-name="ce4" office:value-type="float" office:value="70" calcext:value-type="float">
            <text:p>70,00</text:p>
          </table:table-cell>
          <table:table-cell table:style-name="ce4" office:value-type="float" office:value="25" calcext:value-type="float">
            <text:p>25,00</text:p>
          </table:table-cell>
          <table:table-cell table:style-name="ce4" office:value-type="float" office:value="8.5" calcext:value-type="float">
            <text:p>8,50</text:p>
          </table:table-cell>
          <table:table-cell table:style-name="ce3" table:formula="of:=[.C31]*[.D31]" office:value-type="float" office:value="212.5" calcext:value-type="float">
            <text:p>212,50</text:p>
          </table:table-cell>
          <table:table-cell table:style-name="ce3" table:formula="of:=26*[.C31]*[.C31]" office:value-type="float" office:value="16250" calcext:value-type="float">
            <text:p>16250,00</text:p>
          </table:table-cell>
          <table:table-cell table:style-name="ce3" table:formula="of:=1.2*[.A31]*[.A31]*10^(-6)+1.1*[.A31]*10^(-3)" office:value-type="float" office:value="23.6" calcext:value-type="float">
            <text:p>23,60</text:p>
          </table:table-cell>
          <table:table-cell table:style-name="ce3" table:formula="of:=[.E31]+[.F31]+[.G31]" office:value-type="float" office:value="16486.1" calcext:value-type="float">
            <text:p>16486,10</text:p>
          </table:table-cell>
          <table:table-cell table:style-name="ce3" table:formula="of:=3.14*[.A31]/30" office:value-type="float" office:value="418.666666666667" calcext:value-type="float">
            <text:p>418,67</text:p>
          </table:table-cell>
          <table:table-cell table:style-name="ce3" table:formula="of:=[.H31]/[.I31]" office:value-type="float" office:value="39.377627388535" calcext:value-type="float">
            <text:p>39,38</text:p>
          </table:table-cell>
          <table:table-cell table:style-name="ce3" table:formula="of:=[.H31]/[.B31]*100" office:value-type="float" office:value="23551.5714285714" calcext:value-type="float">
            <text:p>23551,57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3700" calcext:value-type="float">
            <text:p>3700,00</text:p>
          </table:table-cell>
          <table:table-cell table:style-name="ce4" office:value-type="float" office:value="72" calcext:value-type="float">
            <text:p>72,00</text:p>
          </table:table-cell>
          <table:table-cell table:style-name="ce4" office:value-type="float" office:value="27" calcext:value-type="float">
            <text:p>27,00</text:p>
          </table:table-cell>
          <table:table-cell table:style-name="ce4" office:value-type="float" office:value="7.5" calcext:value-type="float">
            <text:p>7,50</text:p>
          </table:table-cell>
          <table:table-cell table:style-name="ce3" table:formula="of:=[.C32]*[.D32]" office:value-type="float" office:value="202.5" calcext:value-type="float">
            <text:p>202,50</text:p>
          </table:table-cell>
          <table:table-cell table:style-name="ce3" table:formula="of:=26*[.C32]*[.C32]" office:value-type="float" office:value="18954" calcext:value-type="float">
            <text:p>18954,00</text:p>
          </table:table-cell>
          <table:table-cell table:style-name="ce3" table:formula="of:=1.2*[.A32]*[.A32]*10^(-6)+1.1*[.A32]*10^(-3)" office:value-type="float" office:value="20.498" calcext:value-type="float">
            <text:p>20,50</text:p>
          </table:table-cell>
          <table:table-cell table:style-name="ce3" table:formula="of:=[.E32]+[.F32]+[.G32]" office:value-type="float" office:value="19176.998" calcext:value-type="float">
            <text:p>19177,00</text:p>
          </table:table-cell>
          <table:table-cell table:style-name="ce3" table:formula="of:=3.14*[.A32]/30" office:value-type="float" office:value="387.266666666667" calcext:value-type="float">
            <text:p>387,27</text:p>
          </table:table-cell>
          <table:table-cell table:style-name="ce3" table:formula="of:=[.H32]/[.I32]" office:value-type="float" office:value="49.5188448958513" calcext:value-type="float">
            <text:p>49,52</text:p>
          </table:table-cell>
          <table:table-cell table:style-name="ce3" table:formula="of:=[.H32]/[.B32]*100" office:value-type="float" office:value="26634.7194444444" calcext:value-type="float">
            <text:p>26634,72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3200" calcext:value-type="float">
            <text:p>3200,00</text:p>
          </table:table-cell>
          <table:table-cell table:style-name="ce4" office:value-type="float" office:value="74" calcext:value-type="float">
            <text:p>74,00</text:p>
          </table:table-cell>
          <table:table-cell table:style-name="ce4" office:value-type="float" office:value="29" calcext:value-type="float">
            <text:p>29,00</text:p>
          </table:table-cell>
          <table:table-cell table:style-name="ce4" office:value-type="float" office:value="6.2" calcext:value-type="float">
            <text:p>6,20</text:p>
          </table:table-cell>
          <table:table-cell table:style-name="ce3" table:formula="of:=[.C33]*[.D33]" office:value-type="float" office:value="179.8" calcext:value-type="float">
            <text:p>179,80</text:p>
          </table:table-cell>
          <table:table-cell table:style-name="ce3" table:formula="of:=26*[.C33]*[.C33]" office:value-type="float" office:value="21866" calcext:value-type="float">
            <text:p>21866,00</text:p>
          </table:table-cell>
          <table:table-cell table:style-name="ce3" table:formula="of:=1.2*[.A33]*[.A33]*10^(-6)+1.1*[.A33]*10^(-3)" office:value-type="float" office:value="15.808" calcext:value-type="float">
            <text:p>15,81</text:p>
          </table:table-cell>
          <table:table-cell table:style-name="ce3" table:formula="of:=[.E33]+[.F33]+[.G33]" office:value-type="float" office:value="22061.608" calcext:value-type="float">
            <text:p>22061,61</text:p>
          </table:table-cell>
          <table:table-cell table:style-name="ce3" table:formula="of:=3.14*[.A33]/30" office:value-type="float" office:value="334.933333333333" calcext:value-type="float">
            <text:p>334,93</text:p>
          </table:table-cell>
          <table:table-cell table:style-name="ce3" table:formula="of:=[.H33]/[.I33]" office:value-type="float" office:value="65.8686544585987" calcext:value-type="float">
            <text:p>65,87</text:p>
          </table:table-cell>
          <table:table-cell table:style-name="ce3" table:formula="of:=[.H33]/[.B33]*100" office:value-type="float" office:value="29812.9837837838" calcext:value-type="float">
            <text:p>29812,98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4" office:value-type="float" office:value="3000" calcext:value-type="float">
            <text:p>3000,00</text:p>
          </table:table-cell>
          <table:table-cell table:style-name="ce4" office:value-type="float" office:value="77" calcext:value-type="float">
            <text:p>77,00</text:p>
          </table:table-cell>
          <table:table-cell table:style-name="ce4" office:value-type="float" office:value="32" calcext:value-type="float">
            <text:p>32,00</text:p>
          </table:table-cell>
          <table:table-cell table:style-name="ce4" office:value-type="float" office:value="5.6" calcext:value-type="float">
            <text:p>5,60</text:p>
          </table:table-cell>
          <table:table-cell table:style-name="ce3" table:formula="of:=[.C34]*[.D34]" office:value-type="float" office:value="179.2" calcext:value-type="float">
            <text:p>179,20</text:p>
          </table:table-cell>
          <table:table-cell table:style-name="ce3" table:formula="of:=26*[.C34]*[.C34]" office:value-type="float" office:value="26624" calcext:value-type="float">
            <text:p>26624,00</text:p>
          </table:table-cell>
          <table:table-cell table:style-name="ce3" table:formula="of:=1.2*[.A34]*[.A34]*10^(-6)+1.1*[.A34]*10^(-3)" office:value-type="float" office:value="14.1" calcext:value-type="float">
            <text:p>14,10</text:p>
          </table:table-cell>
          <table:table-cell table:style-name="ce3" table:formula="of:=[.E34]+[.F34]+[.G34]" office:value-type="float" office:value="26817.3" calcext:value-type="float">
            <text:p>26817,30</text:p>
          </table:table-cell>
          <table:table-cell table:style-name="ce3" table:formula="of:=3.14*[.A34]/30" office:value-type="float" office:value="314" calcext:value-type="float">
            <text:p>314,00</text:p>
          </table:table-cell>
          <table:table-cell table:style-name="ce3" table:formula="of:=[.H34]/[.I34]" office:value-type="float" office:value="85.4054140127388" calcext:value-type="float">
            <text:p>85,41</text:p>
          </table:table-cell>
          <table:table-cell table:style-name="ce3" table:formula="of:=[.H34]/[.B34]*100" office:value-type="float" office:value="34827.6623376623" calcext:value-type="float">
            <text:p>34827,66</text:p>
          </table:table-cell>
          <table:table-cell table:style-name="Default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1" table:number-rows-spanned="1">
            <text:p>zasilanie napiciem wyprostowanym U = 158 V</text:p>
          </table:table-cell>
          <table:covered-table-cell table:style-name="ce5"/>
          <table:covered-table-cell table:number-columns-repeated="3" table:style-name="ce4"/>
          <table:covered-table-cell table:style-name="ce5"/>
          <table:covered-table-cell table:number-columns-repeated="5" table:style-name="ce4"/>
          <table:table-cell table:number-columns-repeated="1013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pobsil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d</text:p>
          </table:table-cell>
          <table:table-cell table:style-name="ce3" office:value-type="string" calcext:value-type="string">
            <text:p>Pcu</text:p>
          </table:table-cell>
          <table:table-cell table:style-name="ce3" office:value-type="string" calcext:value-type="string">
            <text:p>P0</text:p>
          </table:table-cell>
          <table:table-cell table:style-name="ce3" office:value-type="string" calcext:value-type="string">
            <text:p>P_odsil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Sprawność</text:p>
          </table:table-cell>
          <table:table-cell table:number-columns-repeated="1013"/>
        </table:table-row>
        <table:table-row table:style-name="ro1">
          <table:table-cell table:style-name="ce4" office:value-type="float" office:value="5000" calcext:value-type="float">
            <text:p>5000,00</text:p>
          </table:table-cell>
          <table:table-cell table:style-name="ce4" table:formula="of:=[.B4]*2" office:value-type="float" office:value="108" calcext:value-type="float">
            <text:p>108,00</text:p>
          </table:table-cell>
          <table:table-cell table:style-name="ce4" table:formula="of:=[.C4]/50" office:value-type="float" office:value="0.26" calcext:value-type="float">
            <text:p>0,26</text:p>
          </table:table-cell>
          <table:table-cell table:style-name="ce4" table:formula="of:=[.D4]*10" office:value-type="float" office:value="125" calcext:value-type="float">
            <text:p>125,00</text:p>
          </table:table-cell>
          <table:table-cell table:style-name="ce3" table:formula="of:=[.C40]*[.D40]" office:value-type="float" office:value="32.5" calcext:value-type="float">
            <text:p>32,50</text:p>
          </table:table-cell>
          <table:table-cell table:style-name="ce3" table:formula="of:=26*[.C40]*[.C40]" office:value-type="float" office:value="1.7576" calcext:value-type="float">
            <text:p>1,76</text:p>
          </table:table-cell>
          <table:table-cell table:style-name="ce3" table:formula="of:=1.2*[.A40]*[.A40]*10^(-6)+1.1*[.A40]*10^(-3)" office:value-type="float" office:value="35.5" calcext:value-type="float">
            <text:p>35,50</text:p>
          </table:table-cell>
          <table:table-cell table:style-name="ce3" table:formula="of:=[.E40]+[.F40]+[.G40]" office:value-type="float" office:value="69.7576" calcext:value-type="float">
            <text:p>69,76</text:p>
          </table:table-cell>
          <table:table-cell table:style-name="ce3" table:formula="of:=3.14*[.A40]/30" office:value-type="float" office:value="523.333333333333" calcext:value-type="float">
            <text:p>523,33</text:p>
          </table:table-cell>
          <table:table-cell table:style-name="ce3" table:formula="of:=[.H40]/[.I40]" office:value-type="float" office:value="0.133294777070064" calcext:value-type="float">
            <text:p>0,13</text:p>
          </table:table-cell>
          <table:table-cell table:style-name="ce3" table:formula="of:=[.H40]/[.B40]*100" office:value-type="float" office:value="64.5903703703704" calcext:value-type="float">
            <text:p>64,59</text:p>
          </table:table-cell>
          <table:table-cell table:number-columns-repeated="1013"/>
        </table:table-row>
        <table:table-row table:style-name="ro1">
          <table:table-cell table:style-name="ce4" office:value-type="float" office:value="4900" calcext:value-type="float">
            <text:p>4900,00</text:p>
          </table:table-cell>
          <table:table-cell table:style-name="ce4" table:formula="of:=[.B5]*2" office:value-type="float" office:value="110" calcext:value-type="float">
            <text:p>110,00</text:p>
          </table:table-cell>
          <table:table-cell table:style-name="ce4" table:formula="of:=[.C5]/50" office:value-type="float" office:value="0.28" calcext:value-type="float">
            <text:p>0,28</text:p>
          </table:table-cell>
          <table:table-cell table:style-name="ce4" table:formula="of:=[.D5]*10" office:value-type="float" office:value="120" calcext:value-type="float">
            <text:p>120,00</text:p>
          </table:table-cell>
          <table:table-cell table:style-name="ce3" table:formula="of:=[.C41]*[.D41]" office:value-type="float" office:value="33.6" calcext:value-type="float">
            <text:p>33,60</text:p>
          </table:table-cell>
          <table:table-cell table:style-name="ce3" table:formula="of:=26*[.C41]*[.C41]" office:value-type="float" office:value="2.0384" calcext:value-type="float">
            <text:p>2,04</text:p>
          </table:table-cell>
          <table:table-cell table:style-name="ce3" table:formula="of:=1.2*[.A41]*[.A41]*10^(-6)+1.1*[.A41]*10^(-3)" office:value-type="float" office:value="34.202" calcext:value-type="float">
            <text:p>34,20</text:p>
          </table:table-cell>
          <table:table-cell table:style-name="ce3" table:formula="of:=[.E41]+[.F41]+[.G41]" office:value-type="float" office:value="69.8404" calcext:value-type="float">
            <text:p>69,84</text:p>
          </table:table-cell>
          <table:table-cell table:style-name="ce3" table:formula="of:=3.14*[.A41]/30" office:value-type="float" office:value="512.866666666667" calcext:value-type="float">
            <text:p>512,87</text:p>
          </table:table-cell>
          <table:table-cell table:style-name="ce3" table:formula="of:=[.H41]/[.I41]" office:value-type="float" office:value="0.13617652411283" calcext:value-type="float">
            <text:p>0,14</text:p>
          </table:table-cell>
          <table:table-cell table:style-name="ce3" table:formula="of:=[.H41]/[.B41]*100" office:value-type="float" office:value="63.4912727272727" calcext:value-type="float">
            <text:p>63,49</text:p>
          </table:table-cell>
          <table:table-cell table:number-columns-repeated="1013"/>
        </table:table-row>
        <table:table-row table:style-name="ro1">
          <table:table-cell table:style-name="ce4" office:value-type="float" office:value="4800" calcext:value-type="float">
            <text:p>4800,00</text:p>
          </table:table-cell>
          <table:table-cell table:style-name="ce4" table:formula="of:=[.B6]*2" office:value-type="float" office:value="120" calcext:value-type="float">
            <text:p>120,00</text:p>
          </table:table-cell>
          <table:table-cell table:style-name="ce4" table:formula="of:=[.C6]/50" office:value-type="float" office:value="0.34" calcext:value-type="float">
            <text:p>0,34</text:p>
          </table:table-cell>
          <table:table-cell table:style-name="ce4" table:formula="of:=[.D6]*10" office:value-type="float" office:value="115" calcext:value-type="float">
            <text:p>115,00</text:p>
          </table:table-cell>
          <table:table-cell table:style-name="ce3" table:formula="of:=[.C42]*[.D42]" office:value-type="float" office:value="39.1" calcext:value-type="float">
            <text:p>39,10</text:p>
          </table:table-cell>
          <table:table-cell table:style-name="ce3" table:formula="of:=26*[.C42]*[.C42]" office:value-type="float" office:value="3.0056" calcext:value-type="float">
            <text:p>3,01</text:p>
          </table:table-cell>
          <table:table-cell table:style-name="ce3" table:formula="of:=1.2*[.A42]*[.A42]*10^(-6)+1.1*[.A42]*10^(-3)" office:value-type="float" office:value="32.928" calcext:value-type="float">
            <text:p>32,93</text:p>
          </table:table-cell>
          <table:table-cell table:style-name="ce3" table:formula="of:=[.E42]+[.F42]+[.G42]" office:value-type="float" office:value="75.0336" calcext:value-type="float">
            <text:p>75,03</text:p>
          </table:table-cell>
          <table:table-cell table:style-name="ce3" table:formula="of:=3.14*[.A42]/30" office:value-type="float" office:value="502.4" calcext:value-type="float">
            <text:p>502,40</text:p>
          </table:table-cell>
          <table:table-cell table:style-name="ce3" table:formula="of:=[.H42]/[.I42]" office:value-type="float" office:value="0.149350318471338" calcext:value-type="float">
            <text:p>0,15</text:p>
          </table:table-cell>
          <table:table-cell table:style-name="ce3" table:formula="of:=[.H42]/[.B42]*100" office:value-type="float" office:value="62.528" calcext:value-type="float">
            <text:p>62,53</text:p>
          </table:table-cell>
          <table:table-cell table:number-columns-repeated="1013"/>
        </table:table-row>
        <table:table-row table:style-name="ro1">
          <table:table-cell table:style-name="ce4" office:value-type="float" office:value="4700" calcext:value-type="float">
            <text:p>4700,00</text:p>
          </table:table-cell>
          <table:table-cell table:style-name="ce4" table:formula="of:=[.B7]*2" office:value-type="float" office:value="122" calcext:value-type="float">
            <text:p>122,00</text:p>
          </table:table-cell>
          <table:table-cell table:style-name="ce4" table:formula="of:=[.C7]/50" office:value-type="float" office:value="0.36" calcext:value-type="float">
            <text:p>0,36</text:p>
          </table:table-cell>
          <table:table-cell table:style-name="ce4" table:formula="of:=[.D7]*10" office:value-type="float" office:value="110" calcext:value-type="float">
            <text:p>110,00</text:p>
          </table:table-cell>
          <table:table-cell table:style-name="ce3" table:formula="of:=[.C43]*[.D43]" office:value-type="float" office:value="39.6" calcext:value-type="float">
            <text:p>39,60</text:p>
          </table:table-cell>
          <table:table-cell table:style-name="ce3" table:formula="of:=26*[.C43]*[.C43]" office:value-type="float" office:value="3.3696" calcext:value-type="float">
            <text:p>3,37</text:p>
          </table:table-cell>
          <table:table-cell table:style-name="ce3" table:formula="of:=1.2*[.A43]*[.A43]*10^(-6)+1.1*[.A43]*10^(-3)" office:value-type="float" office:value="31.678" calcext:value-type="float">
            <text:p>31,68</text:p>
          </table:table-cell>
          <table:table-cell table:style-name="ce3" table:formula="of:=[.E43]+[.F43]+[.G43]" office:value-type="float" office:value="74.6476" calcext:value-type="float">
            <text:p>74,65</text:p>
          </table:table-cell>
          <table:table-cell table:style-name="ce3" table:formula="of:=3.14*[.A43]/30" office:value-type="float" office:value="491.933333333333" calcext:value-type="float">
            <text:p>491,93</text:p>
          </table:table-cell>
          <table:table-cell table:style-name="ce3" table:formula="of:=[.H43]/[.I43]" office:value-type="float" office:value="0.151743325653883" calcext:value-type="float">
            <text:p>0,15</text:p>
          </table:table-cell>
          <table:table-cell table:style-name="ce3" table:formula="of:=[.H43]/[.B43]*100" office:value-type="float" office:value="61.1865573770492" calcext:value-type="float">
            <text:p>61,19</text:p>
          </table:table-cell>
          <table:table-cell table:number-columns-repeated="1013"/>
        </table:table-row>
        <table:table-row table:style-name="ro1">
          <table:table-cell table:style-name="ce4" office:value-type="float" office:value="4500" calcext:value-type="float">
            <text:p>4500,00</text:p>
          </table:table-cell>
          <table:table-cell table:style-name="ce4" table:formula="of:=[.B8]*2" office:value-type="float" office:value="128" calcext:value-type="float">
            <text:p>128,00</text:p>
          </table:table-cell>
          <table:table-cell table:style-name="ce4" table:formula="of:=[.C8]/50" office:value-type="float" office:value="0.41" calcext:value-type="float">
            <text:p>0,41</text:p>
          </table:table-cell>
          <table:table-cell table:style-name="ce4" table:formula="of:=[.D8]*10" office:value-type="float" office:value="105" calcext:value-type="float">
            <text:p>105,00</text:p>
          </table:table-cell>
          <table:table-cell table:style-name="ce3" table:formula="of:=[.C44]*[.D44]" office:value-type="float" office:value="43.05" calcext:value-type="float">
            <text:p>43,05</text:p>
          </table:table-cell>
          <table:table-cell table:style-name="ce3" table:formula="of:=26*[.C44]*[.C44]" office:value-type="float" office:value="4.3706" calcext:value-type="float">
            <text:p>4,37</text:p>
          </table:table-cell>
          <table:table-cell table:style-name="ce3" table:formula="of:=1.2*[.A44]*[.A44]*10^(-6)+1.1*[.A44]*10^(-3)" office:value-type="float" office:value="29.25" calcext:value-type="float">
            <text:p>29,25</text:p>
          </table:table-cell>
          <table:table-cell table:style-name="ce3" table:formula="of:=[.E44]+[.F44]+[.G44]" office:value-type="float" office:value="76.6706" calcext:value-type="float">
            <text:p>76,67</text:p>
          </table:table-cell>
          <table:table-cell table:style-name="ce3" table:formula="of:=3.14*[.A44]/30" office:value-type="float" office:value="471" calcext:value-type="float">
            <text:p>471,00</text:p>
          </table:table-cell>
          <table:table-cell table:style-name="ce3" table:formula="of:=[.H44]/[.I44]" office:value-type="float" office:value="0.162782590233546" calcext:value-type="float">
            <text:p>0,16</text:p>
          </table:table-cell>
          <table:table-cell table:style-name="ce3" table:formula="of:=[.H44]/[.B44]*100" office:value-type="float" office:value="59.89890625" calcext:value-type="float">
            <text:p>59,90</text:p>
          </table:table-cell>
          <table:table-cell table:number-columns-repeated="1013"/>
        </table:table-row>
        <table:table-row table:style-name="ro1">
          <table:table-cell table:style-name="ce4" office:value-type="float" office:value="4300" calcext:value-type="float">
            <text:p>4300,00</text:p>
          </table:table-cell>
          <table:table-cell table:style-name="ce4" table:formula="of:=[.B9]*2" office:value-type="float" office:value="138" calcext:value-type="float">
            <text:p>138,00</text:p>
          </table:table-cell>
          <table:table-cell table:style-name="ce4" table:formula="of:=[.C9]/50" office:value-type="float" office:value="0.46" calcext:value-type="float">
            <text:p>0,46</text:p>
          </table:table-cell>
          <table:table-cell table:style-name="ce4" table:formula="of:=[.D9]*10" office:value-type="float" office:value="98" calcext:value-type="float">
            <text:p>98,00</text:p>
          </table:table-cell>
          <table:table-cell table:style-name="ce3" table:formula="of:=[.C45]*[.D45]" office:value-type="float" office:value="45.08" calcext:value-type="float">
            <text:p>45,08</text:p>
          </table:table-cell>
          <table:table-cell table:style-name="ce3" table:formula="of:=26*[.C45]*[.C45]" office:value-type="float" office:value="5.5016" calcext:value-type="float">
            <text:p>5,50</text:p>
          </table:table-cell>
          <table:table-cell table:style-name="ce3" table:formula="of:=1.2*[.A45]*[.A45]*10^(-6)+1.1*[.A45]*10^(-3)" office:value-type="float" office:value="26.918" calcext:value-type="float">
            <text:p>26,92</text:p>
          </table:table-cell>
          <table:table-cell table:style-name="ce3" table:formula="of:=[.E45]+[.F45]+[.G45]" office:value-type="float" office:value="77.4996" calcext:value-type="float">
            <text:p>77,50</text:p>
          </table:table-cell>
          <table:table-cell table:style-name="ce3" table:formula="of:=3.14*[.A45]/30" office:value-type="float" office:value="450.066666666667" calcext:value-type="float">
            <text:p>450,07</text:p>
          </table:table-cell>
          <table:table-cell table:style-name="ce3" table:formula="of:=[.H45]/[.I45]" office:value-type="float" office:value="0.172195822841061" calcext:value-type="float">
            <text:p>0,17</text:p>
          </table:table-cell>
          <table:table-cell table:style-name="ce3" table:formula="of:=[.H45]/[.B45]*100" office:value-type="float" office:value="56.1591304347826" calcext:value-type="float">
            <text:p>56,16</text:p>
          </table:table-cell>
          <table:table-cell table:number-columns-repeated="1013"/>
        </table:table-row>
        <table:table-row table:style-name="ro1">
          <table:table-cell table:style-name="ce4" office:value-type="float" office:value="3700" calcext:value-type="float">
            <text:p>3700,00</text:p>
          </table:table-cell>
          <table:table-cell table:style-name="ce4" table:formula="of:=[.B10]*2" office:value-type="float" office:value="162" calcext:value-type="float">
            <text:p>162,00</text:p>
          </table:table-cell>
          <table:table-cell table:style-name="ce4" table:formula="of:=[.C10]/50" office:value-type="float" office:value="0.66" calcext:value-type="float">
            <text:p>0,66</text:p>
          </table:table-cell>
          <table:table-cell table:style-name="ce4" table:formula="of:=[.D10]*10" office:value-type="float" office:value="72" calcext:value-type="float">
            <text:p>72,00</text:p>
          </table:table-cell>
          <table:table-cell table:style-name="ce3" table:formula="of:=[.C46]*[.D46]" office:value-type="float" office:value="47.52" calcext:value-type="float">
            <text:p>47,52</text:p>
          </table:table-cell>
          <table:table-cell table:style-name="ce3" table:formula="of:=26*[.C46]*[.C46]" office:value-type="float" office:value="11.3256" calcext:value-type="float">
            <text:p>11,33</text:p>
          </table:table-cell>
          <table:table-cell table:style-name="ce3" table:formula="of:=1.2*[.A46]*[.A46]*10^(-6)+1.1*[.A46]*10^(-3)" office:value-type="float" office:value="20.498" calcext:value-type="float">
            <text:p>20,50</text:p>
          </table:table-cell>
          <table:table-cell table:style-name="ce3" table:formula="of:=[.E46]+[.F46]+[.G46]" office:value-type="float" office:value="79.3436" calcext:value-type="float">
            <text:p>79,34</text:p>
          </table:table-cell>
          <table:table-cell table:style-name="ce3" table:formula="of:=3.14*[.A46]/30" office:value-type="float" office:value="387.266666666667" calcext:value-type="float">
            <text:p>387,27</text:p>
          </table:table-cell>
          <table:table-cell table:style-name="ce3" table:formula="of:=[.H46]/[.I46]" office:value-type="float" office:value="0.204881046651747" calcext:value-type="float">
            <text:p>0,20</text:p>
          </table:table-cell>
          <table:table-cell table:style-name="ce3" table:formula="of:=[.H46]/[.B46]*100" office:value-type="float" office:value="48.9775308641975" calcext:value-type="float">
            <text:p>48,98</text:p>
          </table:table-cell>
          <table:table-cell table:number-columns-repeated="1013"/>
        </table:table-row>
        <table:table-row table:style-name="ro1">
          <table:table-cell table:style-name="ce4" office:value-type="float" office:value="3100" calcext:value-type="float">
            <text:p>3100,00</text:p>
          </table:table-cell>
          <table:table-cell table:style-name="ce4" table:formula="of:=[.B11]*2" office:value-type="float" office:value="186" calcext:value-type="float">
            <text:p>186,00</text:p>
          </table:table-cell>
          <table:table-cell table:style-name="ce4" table:formula="of:=[.C11]/50" office:value-type="float" office:value="0.83" calcext:value-type="float">
            <text:p>0,83</text:p>
          </table:table-cell>
          <table:table-cell table:style-name="ce4" table:formula="of:=[.D11]*10" office:value-type="float" office:value="53" calcext:value-type="float">
            <text:p>53,00</text:p>
          </table:table-cell>
          <table:table-cell table:style-name="ce3" table:formula="of:=[.C47]*[.D47]" office:value-type="float" office:value="43.99" calcext:value-type="float">
            <text:p>43,99</text:p>
          </table:table-cell>
          <table:table-cell table:style-name="ce3" table:formula="of:=26*[.C47]*[.C47]" office:value-type="float" office:value="17.9114" calcext:value-type="float">
            <text:p>17,91</text:p>
          </table:table-cell>
          <table:table-cell table:style-name="ce3" table:formula="of:=1.2*[.A47]*[.A47]*10^(-6)+1.1*[.A47]*10^(-3)" office:value-type="float" office:value="14.942" calcext:value-type="float">
            <text:p>14,94</text:p>
          </table:table-cell>
          <table:table-cell table:style-name="ce3" table:formula="of:=[.E47]+[.F47]+[.G47]" office:value-type="float" office:value="76.8434" calcext:value-type="float">
            <text:p>76,84</text:p>
          </table:table-cell>
          <table:table-cell table:style-name="ce3" table:formula="of:=3.14*[.A47]/30" office:value-type="float" office:value="324.466666666667" calcext:value-type="float">
            <text:p>324,47</text:p>
          </table:table-cell>
          <table:table-cell table:style-name="ce3" table:formula="of:=[.H47]/[.I47]" office:value-type="float" office:value="0.236829874666119" calcext:value-type="float">
            <text:p>0,24</text:p>
          </table:table-cell>
          <table:table-cell table:style-name="ce3" table:formula="of:=[.H47]/[.B47]*100" office:value-type="float" office:value="41.3136559139785" calcext:value-type="float">
            <text:p>41,31</text:p>
          </table:table-cell>
          <table:table-cell table:number-columns-repeated="1013"/>
        </table:table-row>
        <table:table-row table:style-name="ro1">
          <table:table-cell table:style-name="ce4"/>
          <table:table-cell table:number-columns-repeated="3"/>
          <table:table-cell table:style-name="ce6" table:number-columns-repeated="6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1" table:number-rows-spanned="1">
            <text:p>zasilanie napieciem przemiennym U = 182 V</text:p>
          </table:table-cell>
          <table:covered-table-cell table:style-name="ce5"/>
          <table:covered-table-cell table:number-columns-repeated="2" table:style-name="ce4"/>
          <table:covered-table-cell table:number-columns-repeated="6" table:style-name="ce3"/>
          <table:covered-table-cell table:style-name="ce4"/>
          <table:table-cell table:number-columns-repeated="1013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Ppobsil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d</text:p>
          </table:table-cell>
          <table:table-cell table:style-name="ce3" office:value-type="string" calcext:value-type="string">
            <text:p>Pcu</text:p>
          </table:table-cell>
          <table:table-cell table:style-name="ce3" office:value-type="string" calcext:value-type="string">
            <text:p>P0</text:p>
          </table:table-cell>
          <table:table-cell table:style-name="ce3" office:value-type="string" calcext:value-type="string">
            <text:p>P_odsil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string" calcext:value-type="string">
            <text:p>T</text:p>
          </table:table-cell>
          <table:table-cell table:style-name="ce4" office:value-type="string" calcext:value-type="string">
            <text:p>Sprawność</text:p>
          </table:table-cell>
          <table:table-cell table:number-columns-repeated="1013"/>
        </table:table-row>
        <table:table-row table:style-name="ro1">
          <table:table-cell table:style-name="ce4" office:value-type="float" office:value="5000" calcext:value-type="float">
            <text:p>5000,00</text:p>
          </table:table-cell>
          <table:table-cell table:style-name="ce4" table:formula="of:=[.B15]*2" office:value-type="float" office:value="112" calcext:value-type="float">
            <text:p>112,00</text:p>
          </table:table-cell>
          <table:table-cell table:style-name="ce4" table:formula="of:=[.C15]/50" office:value-type="float" office:value="0.26" calcext:value-type="float">
            <text:p>0,26</text:p>
          </table:table-cell>
          <table:table-cell table:style-name="ce4" table:formula="of:=[.D15]*10" office:value-type="float" office:value="122" calcext:value-type="float">
            <text:p>122,00</text:p>
          </table:table-cell>
          <table:table-cell table:style-name="ce3" table:formula="of:=[.C51]*[.D51]" office:value-type="float" office:value="31.72" calcext:value-type="float">
            <text:p>31,72</text:p>
          </table:table-cell>
          <table:table-cell table:style-name="ce3" table:formula="of:=26*[.C51]*[.C51]" office:value-type="float" office:value="1.7576" calcext:value-type="float">
            <text:p>1,76</text:p>
          </table:table-cell>
          <table:table-cell table:style-name="ce3" table:formula="of:=1.2*[.A51]*[.A51]*10^(-6)+1.1*[.A51]*10^(-3)" office:value-type="float" office:value="35.5" calcext:value-type="float">
            <text:p>35,50</text:p>
          </table:table-cell>
          <table:table-cell table:style-name="ce3" table:formula="of:=[.E51]+[.F51]+[.G51]" office:value-type="float" office:value="68.9776" calcext:value-type="float">
            <text:p>68,98</text:p>
          </table:table-cell>
          <table:table-cell table:style-name="ce3" table:formula="of:=3.14*[.A51]/30" office:value-type="float" office:value="523.333333333333" calcext:value-type="float">
            <text:p>523,33</text:p>
          </table:table-cell>
          <table:table-cell table:style-name="ce3" table:formula="of:=[.H51]/[.I51]" office:value-type="float" office:value="0.131804331210191" calcext:value-type="float">
            <text:p>0,13</text:p>
          </table:table-cell>
          <table:table-cell table:style-name="ce3" table:formula="of:=[.H51]/[.B51]*100" office:value-type="float" office:value="61.5871428571429" calcext:value-type="float">
            <text:p>61,59</text:p>
          </table:table-cell>
          <table:table-cell table:number-columns-repeated="1013"/>
        </table:table-row>
        <table:table-row table:style-name="ro1">
          <table:table-cell table:style-name="ce4" office:value-type="float" office:value="4900" calcext:value-type="float">
            <text:p>4900,00</text:p>
          </table:table-cell>
          <table:table-cell table:style-name="ce4" table:formula="of:=[.B16]*2" office:value-type="float" office:value="124" calcext:value-type="float">
            <text:p>124,00</text:p>
          </table:table-cell>
          <table:table-cell table:style-name="ce4" table:formula="of:=[.C16]/50" office:value-type="float" office:value="0.32" calcext:value-type="float">
            <text:p>0,32</text:p>
          </table:table-cell>
          <table:table-cell table:style-name="ce4" table:formula="of:=[.D16]*10" office:value-type="float" office:value="120" calcext:value-type="float">
            <text:p>120,00</text:p>
          </table:table-cell>
          <table:table-cell table:style-name="ce3" table:formula="of:=[.C52]*[.D52]" office:value-type="float" office:value="38.4" calcext:value-type="float">
            <text:p>38,40</text:p>
          </table:table-cell>
          <table:table-cell table:style-name="ce3" table:formula="of:=26*[.C52]*[.C52]" office:value-type="float" office:value="2.6624" calcext:value-type="float">
            <text:p>2,66</text:p>
          </table:table-cell>
          <table:table-cell table:style-name="ce3" table:formula="of:=1.2*[.A52]*[.A52]*10^(-6)+1.1*[.A52]*10^(-3)" office:value-type="float" office:value="34.202" calcext:value-type="float">
            <text:p>34,20</text:p>
          </table:table-cell>
          <table:table-cell table:style-name="ce3" table:formula="of:=[.E52]+[.F52]+[.G52]" office:value-type="float" office:value="75.2644" calcext:value-type="float">
            <text:p>75,26</text:p>
          </table:table-cell>
          <table:table-cell table:style-name="ce3" table:formula="of:=3.14*[.A52]/30" office:value-type="float" office:value="512.866666666667" calcext:value-type="float">
            <text:p>512,87</text:p>
          </table:table-cell>
          <table:table-cell table:style-name="ce3" table:formula="of:=[.H52]/[.I52]" office:value-type="float" office:value="0.146752372286494" calcext:value-type="float">
            <text:p>0,15</text:p>
          </table:table-cell>
          <table:table-cell table:style-name="ce3" table:formula="of:=[.H52]/[.B52]*100" office:value-type="float" office:value="60.6970967741936" calcext:value-type="float">
            <text:p>60,70</text:p>
          </table:table-cell>
          <table:table-cell table:number-columns-repeated="1013"/>
        </table:table-row>
        <table:table-row table:style-name="ro1">
          <table:table-cell table:style-name="ce4" office:value-type="float" office:value="4800" calcext:value-type="float">
            <text:p>4800,00</text:p>
          </table:table-cell>
          <table:table-cell table:style-name="ce4" table:formula="of:=[.B17]*2" office:value-type="float" office:value="144" calcext:value-type="float">
            <text:p>144,00</text:p>
          </table:table-cell>
          <table:table-cell table:style-name="ce4" table:formula="of:=[.C17]/50" office:value-type="float" office:value="0.42" calcext:value-type="float">
            <text:p>0,42</text:p>
          </table:table-cell>
          <table:table-cell table:style-name="ce4" table:formula="of:=[.D17]*10" office:value-type="float" office:value="112" calcext:value-type="float">
            <text:p>112,00</text:p>
          </table:table-cell>
          <table:table-cell table:style-name="ce3" table:formula="of:=[.C53]*[.D53]" office:value-type="float" office:value="47.04" calcext:value-type="float">
            <text:p>47,04</text:p>
          </table:table-cell>
          <table:table-cell table:style-name="ce3" table:formula="of:=26*[.C53]*[.C53]" office:value-type="float" office:value="4.5864" calcext:value-type="float">
            <text:p>4,59</text:p>
          </table:table-cell>
          <table:table-cell table:style-name="ce3" table:formula="of:=1.2*[.A53]*[.A53]*10^(-6)+1.1*[.A53]*10^(-3)" office:value-type="float" office:value="32.928" calcext:value-type="float">
            <text:p>32,93</text:p>
          </table:table-cell>
          <table:table-cell table:style-name="ce3" table:formula="of:=[.E53]+[.F53]+[.G53]" office:value-type="float" office:value="84.5544" calcext:value-type="float">
            <text:p>84,55</text:p>
          </table:table-cell>
          <table:table-cell table:style-name="ce3" table:formula="of:=3.14*[.A53]/30" office:value-type="float" office:value="502.4" calcext:value-type="float">
            <text:p>502,40</text:p>
          </table:table-cell>
          <table:table-cell table:style-name="ce3" table:formula="of:=[.H53]/[.I53]" office:value-type="float" office:value="0.168300955414013" calcext:value-type="float">
            <text:p>0,17</text:p>
          </table:table-cell>
          <table:table-cell table:style-name="ce3" table:formula="of:=[.H53]/[.B53]*100" office:value-type="float" office:value="58.7183333333333" calcext:value-type="float">
            <text:p>58,72</text:p>
          </table:table-cell>
          <table:table-cell table:number-columns-repeated="1013"/>
        </table:table-row>
        <table:table-row table:style-name="ro1">
          <table:table-cell table:style-name="ce4" office:value-type="float" office:value="4600" calcext:value-type="float">
            <text:p>4600,00</text:p>
          </table:table-cell>
          <table:table-cell table:style-name="ce4" table:formula="of:=[.B18]*2" office:value-type="float" office:value="160" calcext:value-type="float">
            <text:p>160,00</text:p>
          </table:table-cell>
          <table:table-cell table:style-name="ce4" table:formula="of:=[.C18]/50" office:value-type="float" office:value="0.53" calcext:value-type="float">
            <text:p>0,53</text:p>
          </table:table-cell>
          <table:table-cell table:style-name="ce4" table:formula="of:=[.D18]*10" office:value-type="float" office:value="102" calcext:value-type="float">
            <text:p>102,00</text:p>
          </table:table-cell>
          <table:table-cell table:style-name="ce3" table:formula="of:=[.C54]*[.D54]" office:value-type="float" office:value="54.06" calcext:value-type="float">
            <text:p>54,06</text:p>
          </table:table-cell>
          <table:table-cell table:style-name="ce3" table:formula="of:=26*[.C54]*[.C54]" office:value-type="float" office:value="7.3034" calcext:value-type="float">
            <text:p>7,30</text:p>
          </table:table-cell>
          <table:table-cell table:style-name="ce3" table:formula="of:=1.2*[.A54]*[.A54]*10^(-6)+1.1*[.A54]*10^(-3)" office:value-type="float" office:value="30.452" calcext:value-type="float">
            <text:p>30,45</text:p>
          </table:table-cell>
          <table:table-cell table:style-name="ce3" table:formula="of:=[.E54]+[.F54]+[.G54]" office:value-type="float" office:value="91.8154" calcext:value-type="float">
            <text:p>91,82</text:p>
          </table:table-cell>
          <table:table-cell table:style-name="ce3" table:formula="of:=3.14*[.A54]/30" office:value-type="float" office:value="481.466666666667" calcext:value-type="float">
            <text:p>481,47</text:p>
          </table:table-cell>
          <table:table-cell table:style-name="ce3" table:formula="of:=[.H54]/[.I54]" office:value-type="float" office:value="0.190699390750485" calcext:value-type="float">
            <text:p>0,19</text:p>
          </table:table-cell>
          <table:table-cell table:style-name="ce3" table:formula="of:=[.H54]/[.B54]*100" office:value-type="float" office:value="57.384625" calcext:value-type="float">
            <text:p>57,38</text:p>
          </table:table-cell>
          <table:table-cell table:number-columns-repeated="1013"/>
        </table:table-row>
        <table:table-row table:style-name="ro1">
          <table:table-cell table:style-name="ce4" office:value-type="float" office:value="4400" calcext:value-type="float">
            <text:p>4400,00</text:p>
          </table:table-cell>
          <table:table-cell table:style-name="ce4" table:formula="of:=[.B19]*2" office:value-type="float" office:value="168" calcext:value-type="float">
            <text:p>168,00</text:p>
          </table:table-cell>
          <table:table-cell table:style-name="ce4" table:formula="of:=[.C19]/50" office:value-type="float" office:value="0.57" calcext:value-type="float">
            <text:p>0,57</text:p>
          </table:table-cell>
          <table:table-cell table:style-name="ce4" table:formula="of:=[.D19]*10" office:value-type="float" office:value="94" calcext:value-type="float">
            <text:p>94,00</text:p>
          </table:table-cell>
          <table:table-cell table:style-name="ce3" table:formula="of:=[.C55]*[.D55]" office:value-type="float" office:value="53.58" calcext:value-type="float">
            <text:p>53,58</text:p>
          </table:table-cell>
          <table:table-cell table:style-name="ce3" table:formula="of:=26*[.C55]*[.C55]" office:value-type="float" office:value="8.4474" calcext:value-type="float">
            <text:p>8,45</text:p>
          </table:table-cell>
          <table:table-cell table:style-name="ce3" table:formula="of:=1.2*[.A55]*[.A55]*10^(-6)+1.1*[.A55]*10^(-3)" office:value-type="float" office:value="28.072" calcext:value-type="float">
            <text:p>28,07</text:p>
          </table:table-cell>
          <table:table-cell table:style-name="ce3" table:formula="of:=[.E55]+[.F55]+[.G55]" office:value-type="float" office:value="90.0994" calcext:value-type="float">
            <text:p>90,10</text:p>
          </table:table-cell>
          <table:table-cell table:style-name="ce3" table:formula="of:=3.14*[.A55]/30" office:value-type="float" office:value="460.533333333333" calcext:value-type="float">
            <text:p>460,53</text:p>
          </table:table-cell>
          <table:table-cell table:style-name="ce3" table:formula="of:=[.H55]/[.I55]" office:value-type="float" office:value="0.195641430225825" calcext:value-type="float">
            <text:p>0,20</text:p>
          </table:table-cell>
          <table:table-cell table:style-name="ce3" table:formula="of:=[.H55]/[.B55]*100" office:value-type="float" office:value="53.6305952380952" calcext:value-type="float">
            <text:p>53,63</text:p>
          </table:table-cell>
          <table:table-cell table:number-columns-repeated="1013"/>
        </table:table-row>
        <table:table-row table:style-name="ro1">
          <table:table-cell table:style-name="ce4" office:value-type="float" office:value="4300" calcext:value-type="float">
            <text:p>4300,00</text:p>
          </table:table-cell>
          <table:table-cell table:style-name="ce4" table:formula="of:=[.B20]*2" office:value-type="float" office:value="172" calcext:value-type="float">
            <text:p>172,00</text:p>
          </table:table-cell>
          <table:table-cell table:style-name="ce4" table:formula="of:=[.C20]/50" office:value-type="float" office:value="0.6" calcext:value-type="float">
            <text:p>0,60</text:p>
          </table:table-cell>
          <table:table-cell table:style-name="ce4" table:formula="of:=[.D20]*10" office:value-type="float" office:value="90" calcext:value-type="float">
            <text:p>90,00</text:p>
          </table:table-cell>
          <table:table-cell table:style-name="ce3" table:formula="of:=[.C56]*[.D56]" office:value-type="float" office:value="54" calcext:value-type="float">
            <text:p>54,00</text:p>
          </table:table-cell>
          <table:table-cell table:style-name="ce3" table:formula="of:=26*[.C56]*[.C56]" office:value-type="float" office:value="9.36" calcext:value-type="float">
            <text:p>9,36</text:p>
          </table:table-cell>
          <table:table-cell table:style-name="ce3" table:formula="of:=1.2*[.A56]*[.A56]*10^(-6)+1.1*[.A56]*10^(-3)" office:value-type="float" office:value="26.918" calcext:value-type="float">
            <text:p>26,92</text:p>
          </table:table-cell>
          <table:table-cell table:style-name="ce3" table:formula="of:=[.E56]+[.F56]+[.G56]" office:value-type="float" office:value="90.278" calcext:value-type="float">
            <text:p>90,28</text:p>
          </table:table-cell>
          <table:table-cell table:style-name="ce3" table:formula="of:=3.14*[.A56]/30" office:value-type="float" office:value="450.066666666667" calcext:value-type="float">
            <text:p>450,07</text:p>
          </table:table-cell>
          <table:table-cell table:style-name="ce3" table:formula="of:=[.H56]/[.I56]" office:value-type="float" office:value="0.200588061027996" calcext:value-type="float">
            <text:p>0,20</text:p>
          </table:table-cell>
          <table:table-cell table:style-name="ce3" table:formula="of:=[.H56]/[.B56]*100" office:value-type="float" office:value="52.4872093023256" calcext:value-type="float">
            <text:p>52,49</text:p>
          </table:table-cell>
          <table:table-cell table:number-columns-repeated="1013"/>
        </table:table-row>
        <table:table-row table:style-name="ro1">
          <table:table-cell table:style-name="ce4" office:value-type="float" office:value="4100" calcext:value-type="float">
            <text:p>4100,00</text:p>
          </table:table-cell>
          <table:table-cell table:style-name="ce4" table:formula="of:=[.B21]*2" office:value-type="float" office:value="180" calcext:value-type="float">
            <text:p>180,00</text:p>
          </table:table-cell>
          <table:table-cell table:style-name="ce4" table:formula="of:=[.C21]/50" office:value-type="float" office:value="0.66" calcext:value-type="float">
            <text:p>0,66</text:p>
          </table:table-cell>
          <table:table-cell table:style-name="ce4" table:formula="of:=[.D21]*10" office:value-type="float" office:value="82" calcext:value-type="float">
            <text:p>82,00</text:p>
          </table:table-cell>
          <table:table-cell table:style-name="ce3" table:formula="of:=[.C57]*[.D57]" office:value-type="float" office:value="54.12" calcext:value-type="float">
            <text:p>54,12</text:p>
          </table:table-cell>
          <table:table-cell table:style-name="ce3" table:formula="of:=26*[.C57]*[.C57]" office:value-type="float" office:value="11.3256" calcext:value-type="float">
            <text:p>11,33</text:p>
          </table:table-cell>
          <table:table-cell table:style-name="ce3" table:formula="of:=1.2*[.A57]*[.A57]*10^(-6)+1.1*[.A57]*10^(-3)" office:value-type="float" office:value="24.682" calcext:value-type="float">
            <text:p>24,68</text:p>
          </table:table-cell>
          <table:table-cell table:style-name="ce3" table:formula="of:=[.E57]+[.F57]+[.G57]" office:value-type="float" office:value="90.1276" calcext:value-type="float">
            <text:p>90,13</text:p>
          </table:table-cell>
          <table:table-cell table:style-name="ce3" table:formula="of:=3.14*[.A57]/30" office:value-type="float" office:value="429.133333333333" calcext:value-type="float">
            <text:p>429,13</text:p>
          </table:table-cell>
          <table:table-cell table:style-name="ce3" table:formula="of:=[.H57]/[.I57]" office:value-type="float" office:value="0.210022370669567" calcext:value-type="float">
            <text:p>0,21</text:p>
          </table:table-cell>
          <table:table-cell table:style-name="ce3" table:formula="of:=[.H57]/[.B57]*100" office:value-type="float" office:value="50.0708888888889" calcext:value-type="float">
            <text:p>50,07</text:p>
          </table:table-cell>
          <table:table-cell table:number-columns-repeated="1013"/>
        </table:table-row>
        <table:table-row table:style-name="ro1">
          <table:table-cell table:style-name="ce4" office:value-type="float" office:value="3800" calcext:value-type="float">
            <text:p>3800,00</text:p>
          </table:table-cell>
          <table:table-cell table:style-name="ce4" table:formula="of:=[.B22]*2" office:value-type="float" office:value="190" calcext:value-type="float">
            <text:p>190,00</text:p>
          </table:table-cell>
          <table:table-cell table:style-name="ce4" table:formula="of:=[.C22]/50" office:value-type="float" office:value="0.72" calcext:value-type="float">
            <text:p>0,72</text:p>
          </table:table-cell>
          <table:table-cell table:style-name="ce4" table:formula="of:=[.D22]*10" office:value-type="float" office:value="71" calcext:value-type="float">
            <text:p>71,00</text:p>
          </table:table-cell>
          <table:table-cell table:style-name="ce3" table:formula="of:=[.C58]*[.D58]" office:value-type="float" office:value="51.12" calcext:value-type="float">
            <text:p>51,12</text:p>
          </table:table-cell>
          <table:table-cell table:style-name="ce3" table:formula="of:=26*[.C58]*[.C58]" office:value-type="float" office:value="13.4784" calcext:value-type="float">
            <text:p>13,48</text:p>
          </table:table-cell>
          <table:table-cell table:style-name="ce3" table:formula="of:=1.2*[.A58]*[.A58]*10^(-6)+1.1*[.A58]*10^(-3)" office:value-type="float" office:value="21.508" calcext:value-type="float">
            <text:p>21,51</text:p>
          </table:table-cell>
          <table:table-cell table:style-name="ce3" table:formula="of:=[.E58]+[.F58]+[.G58]" office:value-type="float" office:value="86.1064" calcext:value-type="float">
            <text:p>86,11</text:p>
          </table:table-cell>
          <table:table-cell table:style-name="ce3" table:formula="of:=3.14*[.A58]/30" office:value-type="float" office:value="397.733333333333" calcext:value-type="float">
            <text:p>397,73</text:p>
          </table:table-cell>
          <table:table-cell table:style-name="ce3" table:formula="of:=[.H58]/[.I58]" office:value-type="float" office:value="0.216492792490781" calcext:value-type="float">
            <text:p>0,22</text:p>
          </table:table-cell>
          <table:table-cell table:style-name="ce3" table:formula="of:=[.H58]/[.B58]*100" office:value-type="float" office:value="45.3191578947368" calcext:value-type="float">
            <text:p>45,32</text:p>
          </table:table-cell>
          <table:table-cell table:number-columns-repeated="1013"/>
        </table:table-row>
        <table:table-row table:style-name="ro1">
          <table:table-cell table:style-name="ce4"/>
          <table:table-cell table:number-columns-repeated="3"/>
          <table:table-cell table:style-name="ce6" table:number-columns-repeated="6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1" table:number-rows-spanned="1">
            <text:p>zasilanie z regulatora tyrystorowego</text:p>
          </table:table-cell>
          <table:covered-table-cell table:style-name="ce5"/>
          <table:covered-table-cell table:number-columns-repeated="2" table:style-name="ce4"/>
          <table:covered-table-cell table:number-columns-repeated="6" table:style-name="ce3"/>
          <table:covered-table-cell table:style-name="ce4"/>
          <table:table-cell table:number-columns-repeated="1013"/>
        </table:table-row>
        <table:table-row table:style-name="ro1">
          <table:table-cell table:style-name="ce3"/>
          <table:table-cell table:style-name="ce3" office:value-type="string" calcext:value-type="string">
            <text:p>Ppobsil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Pod</text:p>
          </table:table-cell>
          <table:table-cell table:style-name="ce3" office:value-type="string" calcext:value-type="string">
            <text:p>Pcu</text:p>
          </table:table-cell>
          <table:table-cell table:style-name="ce3" office:value-type="string" calcext:value-type="string">
            <text:p>P0</text:p>
          </table:table-cell>
          <table:table-cell table:style-name="ce3" office:value-type="string" calcext:value-type="string">
            <text:p>P_odsil</text:p>
          </table:table-cell>
          <table:table-cell table:style-name="ce3" office:value-type="string" calcext:value-type="string">
            <text:p>omega</text:p>
          </table:table-cell>
          <table:table-cell table:style-name="ce3" office:value-type="string" calcext:value-type="string">
            <text:p>T</text:p>
          </table:table-cell>
          <table:table-cell table:style-name="ce4" office:value-type="string" calcext:value-type="string">
            <text:p>Sprawność</text:p>
          </table:table-cell>
          <table:table-cell table:number-columns-repeated="1013"/>
        </table:table-row>
        <table:table-row table:style-name="ro1">
          <table:table-cell table:style-name="ce4" office:value-type="float" office:value="5000" calcext:value-type="float">
            <text:p>5000,00</text:p>
          </table:table-cell>
          <table:table-cell table:style-name="ce4" table:formula="of:=[.B26]*2" office:value-type="float" office:value="104" calcext:value-type="float">
            <text:p>104,00</text:p>
          </table:table-cell>
          <table:table-cell table:style-name="ce4" table:formula="of:=[.C26]/50" office:value-type="float" office:value="0.25" calcext:value-type="float">
            <text:p>0,25</text:p>
          </table:table-cell>
          <table:table-cell table:style-name="ce4" table:formula="of:=[.D26]*10" office:value-type="float" office:value="121" calcext:value-type="float">
            <text:p>121,00</text:p>
          </table:table-cell>
          <table:table-cell table:style-name="ce3" table:formula="of:=[.C62]*[.D62]" office:value-type="float" office:value="30.25" calcext:value-type="float">
            <text:p>30,25</text:p>
          </table:table-cell>
          <table:table-cell table:style-name="ce3" table:formula="of:=26*[.C62]*[.C62]" office:value-type="float" office:value="1.625" calcext:value-type="float">
            <text:p>1,63</text:p>
          </table:table-cell>
          <table:table-cell table:style-name="ce3" table:formula="of:=1.2*[.A62]*[.A62]*10^(-6)+1.1*[.A62]*10^(-3)" office:value-type="float" office:value="35.5" calcext:value-type="float">
            <text:p>35,50</text:p>
          </table:table-cell>
          <table:table-cell table:style-name="ce3" table:formula="of:=[.E62]+[.F62]+[.G62]" office:value-type="float" office:value="67.375" calcext:value-type="float">
            <text:p>67,38</text:p>
          </table:table-cell>
          <table:table-cell table:style-name="ce3" table:formula="of:=3.14*[.A62]/30" office:value-type="float" office:value="523.333333333333" calcext:value-type="float">
            <text:p>523,33</text:p>
          </table:table-cell>
          <table:table-cell table:style-name="ce3" table:formula="of:=[.H62]/[.I62]" office:value-type="float" office:value="0.128742038216561" calcext:value-type="float">
            <text:p>0,13</text:p>
          </table:table-cell>
          <table:table-cell table:style-name="ce3" table:formula="of:=[.H62]/[.B62]*100" office:value-type="float" office:value="64.7836538461538" calcext:value-type="float">
            <text:p>64,78</text:p>
          </table:table-cell>
          <table:table-cell table:number-columns-repeated="1013"/>
        </table:table-row>
        <table:table-row table:style-name="ro1">
          <table:table-cell table:style-name="ce4" office:value-type="float" office:value="4900" calcext:value-type="float">
            <text:p>4900,00</text:p>
          </table:table-cell>
          <table:table-cell table:style-name="ce4" table:formula="of:=[.B27]*2" office:value-type="float" office:value="110" calcext:value-type="float">
            <text:p>110,00</text:p>
          </table:table-cell>
          <table:table-cell table:style-name="ce4" table:formula="of:=[.C27]/50" office:value-type="float" office:value="0.28" calcext:value-type="float">
            <text:p>0,28</text:p>
          </table:table-cell>
          <table:table-cell table:style-name="ce4" table:formula="of:=[.D27]*10" office:value-type="float" office:value="115" calcext:value-type="float">
            <text:p>115,00</text:p>
          </table:table-cell>
          <table:table-cell table:style-name="ce3" table:formula="of:=[.C63]*[.D63]" office:value-type="float" office:value="32.2" calcext:value-type="float">
            <text:p>32,20</text:p>
          </table:table-cell>
          <table:table-cell table:style-name="ce3" table:formula="of:=26*[.C63]*[.C63]" office:value-type="float" office:value="2.0384" calcext:value-type="float">
            <text:p>2,04</text:p>
          </table:table-cell>
          <table:table-cell table:style-name="ce3" table:formula="of:=1.2*[.A63]*[.A63]*10^(-6)+1.1*[.A63]*10^(-3)" office:value-type="float" office:value="34.202" calcext:value-type="float">
            <text:p>34,20</text:p>
          </table:table-cell>
          <table:table-cell table:style-name="ce3" table:formula="of:=[.E63]+[.F63]+[.G63]" office:value-type="float" office:value="68.4404" calcext:value-type="float">
            <text:p>68,44</text:p>
          </table:table-cell>
          <table:table-cell table:style-name="ce3" table:formula="of:=3.14*[.A63]/30" office:value-type="float" office:value="512.866666666667" calcext:value-type="float">
            <text:p>512,87</text:p>
          </table:table-cell>
          <table:table-cell table:style-name="ce3" table:formula="of:=[.H63]/[.I63]" office:value-type="float" office:value="0.133446769790719" calcext:value-type="float">
            <text:p>0,13</text:p>
          </table:table-cell>
          <table:table-cell table:style-name="ce3" table:formula="of:=[.H63]/[.B63]*100" office:value-type="float" office:value="62.2185454545455" calcext:value-type="float">
            <text:p>62,22</text:p>
          </table:table-cell>
          <table:table-cell table:number-columns-repeated="1013"/>
        </table:table-row>
        <table:table-row table:style-name="ro1">
          <table:table-cell table:style-name="ce4" office:value-type="float" office:value="4800" calcext:value-type="float">
            <text:p>4800,00</text:p>
          </table:table-cell>
          <table:table-cell table:style-name="ce4" table:formula="of:=[.B28]*2" office:value-type="float" office:value="126" calcext:value-type="float">
            <text:p>126,00</text:p>
          </table:table-cell>
          <table:table-cell table:style-name="ce4" table:formula="of:=[.C28]/50" office:value-type="float" office:value="0.36" calcext:value-type="float">
            <text:p>0,36</text:p>
          </table:table-cell>
          <table:table-cell table:style-name="ce4" table:formula="of:=[.D28]*10" office:value-type="float" office:value="110" calcext:value-type="float">
            <text:p>110,00</text:p>
          </table:table-cell>
          <table:table-cell table:style-name="ce3" table:formula="of:=[.C64]*[.D64]" office:value-type="float" office:value="39.6" calcext:value-type="float">
            <text:p>39,60</text:p>
          </table:table-cell>
          <table:table-cell table:style-name="ce3" table:formula="of:=26*[.C64]*[.C64]" office:value-type="float" office:value="3.3696" calcext:value-type="float">
            <text:p>3,37</text:p>
          </table:table-cell>
          <table:table-cell table:style-name="ce3" table:formula="of:=1.2*[.A64]*[.A64]*10^(-6)+1.1*[.A64]*10^(-3)" office:value-type="float" office:value="32.928" calcext:value-type="float">
            <text:p>32,93</text:p>
          </table:table-cell>
          <table:table-cell table:style-name="ce3" table:formula="of:=[.E64]+[.F64]+[.G64]" office:value-type="float" office:value="75.8976" calcext:value-type="float">
            <text:p>75,90</text:p>
          </table:table-cell>
          <table:table-cell table:style-name="ce3" table:formula="of:=3.14*[.A64]/30" office:value-type="float" office:value="502.4" calcext:value-type="float">
            <text:p>502,40</text:p>
          </table:table-cell>
          <table:table-cell table:style-name="ce3" table:formula="of:=[.H64]/[.I64]" office:value-type="float" office:value="0.151070063694268" calcext:value-type="float">
            <text:p>0,15</text:p>
          </table:table-cell>
          <table:table-cell table:style-name="ce3" table:formula="of:=[.H64]/[.B64]*100" office:value-type="float" office:value="60.2361904761905" calcext:value-type="float">
            <text:p>60,24</text:p>
          </table:table-cell>
          <table:table-cell table:number-columns-repeated="1013"/>
        </table:table-row>
        <table:table-row table:style-name="ro1">
          <table:table-cell table:style-name="ce4" office:value-type="float" office:value="4500" calcext:value-type="float">
            <text:p>4500,00</text:p>
          </table:table-cell>
          <table:table-cell table:style-name="ce4" table:formula="of:=[.B29]*2" office:value-type="float" office:value="130" calcext:value-type="float">
            <text:p>130,00</text:p>
          </table:table-cell>
          <table:table-cell table:style-name="ce4" table:formula="of:=[.C29]/50" office:value-type="float" office:value="0.4" calcext:value-type="float">
            <text:p>0,40</text:p>
          </table:table-cell>
          <table:table-cell table:style-name="ce4" table:formula="of:=[.D29]*10" office:value-type="float" office:value="100" calcext:value-type="float">
            <text:p>100,00</text:p>
          </table:table-cell>
          <table:table-cell table:style-name="ce3" table:formula="of:=[.C65]*[.D65]" office:value-type="float" office:value="40" calcext:value-type="float">
            <text:p>40,00</text:p>
          </table:table-cell>
          <table:table-cell table:style-name="ce3" table:formula="of:=26*[.C65]*[.C65]" office:value-type="float" office:value="4.16" calcext:value-type="float">
            <text:p>4,16</text:p>
          </table:table-cell>
          <table:table-cell table:style-name="ce3" table:formula="of:=1.2*[.A65]*[.A65]*10^(-6)+1.1*[.A65]*10^(-3)" office:value-type="float" office:value="29.25" calcext:value-type="float">
            <text:p>29,25</text:p>
          </table:table-cell>
          <table:table-cell table:style-name="ce3" table:formula="of:=[.E65]+[.F65]+[.G65]" office:value-type="float" office:value="73.41" calcext:value-type="float">
            <text:p>73,41</text:p>
          </table:table-cell>
          <table:table-cell table:style-name="ce3" table:formula="of:=3.14*[.A65]/30" office:value-type="float" office:value="471" calcext:value-type="float">
            <text:p>471,00</text:p>
          </table:table-cell>
          <table:table-cell table:style-name="ce3" table:formula="of:=[.H65]/[.I65]" office:value-type="float" office:value="0.155859872611465" calcext:value-type="float">
            <text:p>0,16</text:p>
          </table:table-cell>
          <table:table-cell table:style-name="ce3" table:formula="of:=[.H65]/[.B65]*100" office:value-type="float" office:value="56.4692307692308" calcext:value-type="float">
            <text:p>56,47</text:p>
          </table:table-cell>
          <table:table-cell table:number-columns-repeated="1013"/>
        </table:table-row>
        <table:table-row table:style-name="ro1">
          <table:table-cell table:style-name="ce4" office:value-type="float" office:value="4300" calcext:value-type="float">
            <text:p>4300,00</text:p>
          </table:table-cell>
          <table:table-cell table:style-name="ce4" table:formula="of:=[.B30]*2" office:value-type="float" office:value="136" calcext:value-type="float">
            <text:p>136,00</text:p>
          </table:table-cell>
          <table:table-cell table:style-name="ce4" table:formula="of:=[.C30]/50" office:value-type="float" office:value="0.44" calcext:value-type="float">
            <text:p>0,44</text:p>
          </table:table-cell>
          <table:table-cell table:style-name="ce4" table:formula="of:=[.D30]*10" office:value-type="float" office:value="93" calcext:value-type="float">
            <text:p>93,00</text:p>
          </table:table-cell>
          <table:table-cell table:style-name="ce3" table:formula="of:=[.C66]*[.D66]" office:value-type="float" office:value="40.92" calcext:value-type="float">
            <text:p>40,92</text:p>
          </table:table-cell>
          <table:table-cell table:style-name="ce3" table:formula="of:=26*[.C66]*[.C66]" office:value-type="float" office:value="5.0336" calcext:value-type="float">
            <text:p>5,03</text:p>
          </table:table-cell>
          <table:table-cell table:style-name="ce3" table:formula="of:=1.2*[.A66]*[.A66]*10^(-6)+1.1*[.A66]*10^(-3)" office:value-type="float" office:value="26.918" calcext:value-type="float">
            <text:p>26,92</text:p>
          </table:table-cell>
          <table:table-cell table:style-name="ce3" table:formula="of:=[.E66]+[.F66]+[.G66]" office:value-type="float" office:value="72.8716" calcext:value-type="float">
            <text:p>72,87</text:p>
          </table:table-cell>
          <table:table-cell table:style-name="ce3" table:formula="of:=3.14*[.A66]/30" office:value-type="float" office:value="450.066666666667" calcext:value-type="float">
            <text:p>450,07</text:p>
          </table:table-cell>
          <table:table-cell table:style-name="ce3" table:formula="of:=[.H66]/[.I66]" office:value-type="float" office:value="0.161912901792327" calcext:value-type="float">
            <text:p>0,16</text:p>
          </table:table-cell>
          <table:table-cell table:style-name="ce3" table:formula="of:=[.H66]/[.B66]*100" office:value-type="float" office:value="53.5820588235294" calcext:value-type="float">
            <text:p>53,58</text:p>
          </table:table-cell>
          <table:table-cell table:number-columns-repeated="1013"/>
        </table:table-row>
        <table:table-row table:style-name="ro1">
          <table:table-cell table:style-name="ce4" office:value-type="float" office:value="4000" calcext:value-type="float">
            <text:p>4000,00</text:p>
          </table:table-cell>
          <table:table-cell table:style-name="ce4" table:formula="of:=[.B31]*2" office:value-type="float" office:value="140" calcext:value-type="float">
            <text:p>140,00</text:p>
          </table:table-cell>
          <table:table-cell table:style-name="ce4" table:formula="of:=[.C31]/50" office:value-type="float" office:value="0.5" calcext:value-type="float">
            <text:p>0,50</text:p>
          </table:table-cell>
          <table:table-cell table:style-name="ce4" table:formula="of:=[.D31]*10" office:value-type="float" office:value="85" calcext:value-type="float">
            <text:p>85,00</text:p>
          </table:table-cell>
          <table:table-cell table:style-name="ce3" table:formula="of:=[.C67]*[.D67]" office:value-type="float" office:value="42.5" calcext:value-type="float">
            <text:p>42,50</text:p>
          </table:table-cell>
          <table:table-cell table:style-name="ce3" table:formula="of:=26*[.C67]*[.C67]" office:value-type="float" office:value="6.5" calcext:value-type="float">
            <text:p>6,50</text:p>
          </table:table-cell>
          <table:table-cell table:style-name="ce3" table:formula="of:=1.2*[.A67]*[.A67]*10^(-6)+1.1*[.A67]*10^(-3)" office:value-type="float" office:value="23.6" calcext:value-type="float">
            <text:p>23,60</text:p>
          </table:table-cell>
          <table:table-cell table:style-name="ce3" table:formula="of:=[.E67]+[.F67]+[.G67]" office:value-type="float" office:value="72.6" calcext:value-type="float">
            <text:p>72,60</text:p>
          </table:table-cell>
          <table:table-cell table:style-name="ce3" table:formula="of:=3.14*[.A67]/30" office:value-type="float" office:value="418.666666666667" calcext:value-type="float">
            <text:p>418,67</text:p>
          </table:table-cell>
          <table:table-cell table:style-name="ce3" table:formula="of:=[.H67]/[.I67]" office:value-type="float" office:value="0.173407643312102" calcext:value-type="float">
            <text:p>0,17</text:p>
          </table:table-cell>
          <table:table-cell table:style-name="ce3" table:formula="of:=[.H67]/[.B67]*100" office:value-type="float" office:value="51.8571428571429" calcext:value-type="float">
            <text:p>51,86</text:p>
          </table:table-cell>
          <table:table-cell table:number-columns-repeated="1013"/>
        </table:table-row>
        <table:table-row table:style-name="ro1">
          <table:table-cell table:style-name="ce4" office:value-type="float" office:value="3700" calcext:value-type="float">
            <text:p>3700,00</text:p>
          </table:table-cell>
          <table:table-cell table:style-name="ce4" table:formula="of:=[.B32]*2" office:value-type="float" office:value="144" calcext:value-type="float">
            <text:p>144,00</text:p>
          </table:table-cell>
          <table:table-cell table:style-name="ce4" table:formula="of:=[.C32]/50" office:value-type="float" office:value="0.54" calcext:value-type="float">
            <text:p>0,54</text:p>
          </table:table-cell>
          <table:table-cell table:style-name="ce4" table:formula="of:=[.D32]*10" office:value-type="float" office:value="75" calcext:value-type="float">
            <text:p>75,00</text:p>
          </table:table-cell>
          <table:table-cell table:style-name="ce3" table:formula="of:=[.C68]*[.D68]" office:value-type="float" office:value="40.5" calcext:value-type="float">
            <text:p>40,50</text:p>
          </table:table-cell>
          <table:table-cell table:style-name="ce3" table:formula="of:=26*[.C68]*[.C68]" office:value-type="float" office:value="7.5816" calcext:value-type="float">
            <text:p>7,58</text:p>
          </table:table-cell>
          <table:table-cell table:style-name="ce3" table:formula="of:=1.2*[.A68]*[.A68]*10^(-6)+1.1*[.A68]*10^(-3)" office:value-type="float" office:value="20.498" calcext:value-type="float">
            <text:p>20,50</text:p>
          </table:table-cell>
          <table:table-cell table:style-name="ce3" table:formula="of:=[.E68]+[.F68]+[.G68]" office:value-type="float" office:value="68.5796" calcext:value-type="float">
            <text:p>68,58</text:p>
          </table:table-cell>
          <table:table-cell table:style-name="ce3" table:formula="of:=3.14*[.A68]/30" office:value-type="float" office:value="387.266666666667" calcext:value-type="float">
            <text:p>387,27</text:p>
          </table:table-cell>
          <table:table-cell table:style-name="ce3" table:formula="of:=[.H68]/[.I68]" office:value-type="float" office:value="0.17708624548115" calcext:value-type="float">
            <text:p>0,18</text:p>
          </table:table-cell>
          <table:table-cell table:style-name="ce3" table:formula="of:=[.H68]/[.B68]*100" office:value-type="float" office:value="47.6247222222222" calcext:value-type="float">
            <text:p>47,62</text:p>
          </table:table-cell>
          <table:table-cell table:number-columns-repeated="1013"/>
        </table:table-row>
        <table:table-row table:style-name="ro1">
          <table:table-cell table:style-name="ce4" office:value-type="float" office:value="3200" calcext:value-type="float">
            <text:p>3200,00</text:p>
          </table:table-cell>
          <table:table-cell table:style-name="ce4" table:formula="of:=[.B33]*2" office:value-type="float" office:value="148" calcext:value-type="float">
            <text:p>148,00</text:p>
          </table:table-cell>
          <table:table-cell table:style-name="ce4" table:formula="of:=[.C33]/50" office:value-type="float" office:value="0.58" calcext:value-type="float">
            <text:p>0,58</text:p>
          </table:table-cell>
          <table:table-cell table:style-name="ce4" table:formula="of:=[.D33]*10" office:value-type="float" office:value="62" calcext:value-type="float">
            <text:p>62,00</text:p>
          </table:table-cell>
          <table:table-cell table:style-name="ce3" table:formula="of:=[.C69]*[.D69]" office:value-type="float" office:value="35.96" calcext:value-type="float">
            <text:p>35,96</text:p>
          </table:table-cell>
          <table:table-cell table:style-name="ce3" table:formula="of:=26*[.C69]*[.C69]" office:value-type="float" office:value="8.7464" calcext:value-type="float">
            <text:p>8,75</text:p>
          </table:table-cell>
          <table:table-cell table:style-name="ce3" table:formula="of:=1.2*[.A69]*[.A69]*10^(-6)+1.1*[.A69]*10^(-3)" office:value-type="float" office:value="15.808" calcext:value-type="float">
            <text:p>15,81</text:p>
          </table:table-cell>
          <table:table-cell table:style-name="ce3" table:formula="of:=[.E69]+[.F69]+[.G69]" office:value-type="float" office:value="60.5144" calcext:value-type="float">
            <text:p>60,51</text:p>
          </table:table-cell>
          <table:table-cell table:style-name="ce3" table:formula="of:=3.14*[.A69]/30" office:value-type="float" office:value="334.933333333333" calcext:value-type="float">
            <text:p>334,93</text:p>
          </table:table-cell>
          <table:table-cell table:style-name="ce3" table:formula="of:=[.H69]/[.I69]" office:value-type="float" office:value="0.180675955414013" calcext:value-type="float">
            <text:p>0,18</text:p>
          </table:table-cell>
          <table:table-cell table:style-name="ce3" table:formula="of:=[.H69]/[.B69]*100" office:value-type="float" office:value="40.8881081081081" calcext:value-type="float">
            <text:p>40,89</text:p>
          </table:table-cell>
          <table:table-cell table:number-columns-repeated="1013"/>
        </table:table-row>
        <table:table-row table:style-name="ro1">
          <table:table-cell table:style-name="ce4" office:value-type="float" office:value="3000" calcext:value-type="float">
            <text:p>3000,00</text:p>
          </table:table-cell>
          <table:table-cell table:style-name="ce4" table:formula="of:=[.B34]*2" office:value-type="float" office:value="154" calcext:value-type="float">
            <text:p>154,00</text:p>
          </table:table-cell>
          <table:table-cell table:style-name="ce4" table:formula="of:=[.C34]/50" office:value-type="float" office:value="0.64" calcext:value-type="float">
            <text:p>0,64</text:p>
          </table:table-cell>
          <table:table-cell table:style-name="ce4" table:formula="of:=[.D34]*10" office:value-type="float" office:value="56" calcext:value-type="float">
            <text:p>56,00</text:p>
          </table:table-cell>
          <table:table-cell table:style-name="ce3" table:formula="of:=[.C70]*[.D70]" office:value-type="float" office:value="35.84" calcext:value-type="float">
            <text:p>35,84</text:p>
          </table:table-cell>
          <table:table-cell table:style-name="ce3" table:formula="of:=26*[.C70]*[.C70]" office:value-type="float" office:value="10.6496" calcext:value-type="float">
            <text:p>10,65</text:p>
          </table:table-cell>
          <table:table-cell table:style-name="ce3" table:formula="of:=1.2*[.A70]*[.A70]*10^(-6)+1.1*[.A70]*10^(-3)" office:value-type="float" office:value="14.1" calcext:value-type="float">
            <text:p>14,10</text:p>
          </table:table-cell>
          <table:table-cell table:style-name="ce3" table:formula="of:=[.E70]+[.F70]+[.G70]" office:value-type="float" office:value="60.5896" calcext:value-type="float">
            <text:p>60,59</text:p>
          </table:table-cell>
          <table:table-cell table:style-name="ce3" table:formula="of:=3.14*[.A70]/30" office:value-type="float" office:value="314" calcext:value-type="float">
            <text:p>314,00</text:p>
          </table:table-cell>
          <table:table-cell table:style-name="ce3" table:formula="of:=[.H70]/[.I70]" office:value-type="float" office:value="0.19296050955414" calcext:value-type="float">
            <text:p>0,19</text:p>
          </table:table-cell>
          <table:table-cell table:style-name="ce3" table:formula="of:=[.H70]/[.B70]*100" office:value-type="float" office:value="39.3438961038961" calcext:value-type="float">
            <text:p>39,34</text:p>
          </table:table-cell>
          <table:table-cell table:number-columns-repeated="1013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9P0"/>
    </number:number-style>
    <number:number-style style:name="N10111P0" style:volatile="true" number:language="pl" number:country="PL">
      <number:number number:decimal-places="2" number:min-integer-digits="1" number:grouping="true"/>
      <number:text> zł</number:text>
    </number:number-style>
    <number:number-style style:name="N10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11P0"/>
    </number:number-style>
    <number:number-style style:name="N10112P0" style:volatile="true" number:language="pl" number:country="PL">
      <number:number number:decimal-places="2" number:min-integer-digits="1" number:grouping="true"/>
      <number:text> zł</number:text>
    </number:number-style>
    <number:number-style style:name="N10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2P0"/>
    </number:number-style>
    <number:date-style style:name="N10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4" number:language="pl" number:country="PL">
      <number:day number:style="long"/>
      <number:text>-</number:text>
      <number:month number:textual="true"/>
    </number:date-style>
    <number:date-style style:name="N10115" number:language="pl" number:country="PL">
      <number:month number:textual="true"/>
      <number:text>-</number:text>
      <number:year/>
    </number:date-style>
    <number:time-style style:name="N10116" number:language="pl" number:country="PL">
      <number:hours/>
      <number:text>:</number:text>
      <number:minutes number:style="long"/>
      <number:text> </number:text>
      <number:am-pm/>
    </number:time-style>
    <number:time-style style:name="N10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pl" number:country="PL">
      <number:number number:decimal-places="0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0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2P0" style:volatile="true" number:language="pl" number:country="PL">
      <number:number number:decimal-places="2" number:min-integer-digits="1" number:grouping="true"/>
      <number:text>     </number:text>
    </number:number-style>
    <number:number-style style:name="N10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pl" number:country="PL">
      <number:number number:decimal-places="2" number:min-integer-digits="1" number:grouping="true"/>
      <number:text>     </number:text>
    </number:number-style>
    <number:number-style style:name="N10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3P0"/>
    </number:number-style>
    <number:number-style style:name="N10127P0" style:volatile="true" number:language="pl" number:country="PL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27P1" style:volatile="true" number:language="pl" number:country="PL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27P2" style:volatile="true" number:language="pl" number:country="PL">
      <number:text> </number:text>
      <loext:fill-character> </loext:fill-character>
      <number:text>-      </number:text>
    </number:number-style>
    <number:text-style style:name="N10127" number:language="pl" number:country="PL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l" number:country="PL">
      <number:text> </number:text>
      <loext:fill-character> </loext:fill-character>
      <number:number number:decimal-places="0" number:min-integer-digits="1" number:grouping="true"/>
      <number:text> zł </number:text>
    </number:number-style>
    <number:number-style style:name="N10131P1" style:volatile="true" number:language="pl" number:country="PL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0131P2" style:volatile="true" number:language="pl" number:country="PL">
      <number:text> </number:text>
      <loext:fill-character> </loext:fill-character>
      <number:text>- zł </number:text>
    </number:number-style>
    <number:text-style style:name="N10131" number:language="pl" number:country="PL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pl" number:country="PL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35P1" style:volatile="true" number:language="pl" number:country="PL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35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35" number:language="pl" number:country="PL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l" number:country="PL">
      <number:text> </number:text>
      <loext:fill-character> </loext:fill-character>
      <number:number number:decimal-places="2" number:min-integer-digits="1" number:grouping="true"/>
      <number:text> zł </number:text>
    </number:number-style>
    <number:number-style style:name="N10139P1" style:volatile="true" number:language="pl" number:country="PL">
      <number:text>-</number:text>
      <loext:fill-character> </loext:fill-character>
      <number:number number:decimal-places="2" number:min-integer-digits="1" number:grouping="true"/>
      <number:text> zł </number:text>
    </number:number-style>
    <number:number-style style:name="N10139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zł </number:text>
    </number:number-style>
    <number:text-style style:name="N10139" number:language="pl" number:country="PL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4">00.00.0000</text:date>, <text:time style:data-style-name="N2" text:time-value="22:57:27.43853871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7T22:38:20.573616614</meta:creation-date>
    <dc:date>2015-06-14T23:12:23.854513615</dc:date>
    <meta:editing-duration>PT1H47M44S</meta:editing-duration>
    <meta:editing-cycles>15</meta:editing-cycles>
    <meta:generator>LibreOffice/4.2.8.2$Linux_X86_64 LibreOffice_project/420m0$Build-2</meta:generator>
    <meta:document-statistic meta:table-count="1" meta:cell-count="720" meta:object-count="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997cm" svg:height="11.389cm" xlink:href="." xlink:type="simple" chart:class="chart:scatter" chart:style-name="ch1">
        <chart:title svg:x="9.133cm" svg:y="0.363cm" chart:style-name="ch2">
          <text:p>Ch. mechaniczna</text:p>
        </chart:title>
        <chart:legend svg:x="3.817cm" svg:y="5.2cm" style:legend-expansion="custom" chartooo:width="3.18cm" chartooo:height="3.46cm" style:legend-expansion-aspect-ratio="0.919075144508671" chart:style-name="ch3"/>
        <chart:plot-area chart:style-name="ch4" chart:data-source-has-labels="both" svg:x="1.469cm" svg:y="1.395cm" svg:width="20.089cm" svg:height="8.767cm">
          <chartooo:coordinate-region svg:x="2.461cm" svg:y="1.625cm" svg:width="18.407cm" svg:height="7.828cm"/>
          <chart:axis chart:dimension="x" chart:name="primary-x" chart:style-name="ch5" chartooo:axis-type="auto">
            <chart:title svg:x="10.627cm" svg:y="10.39cm" chart:style-name="ch6">
              <text:p>n [obr./min]</text:p>
            </chart:title>
            <chart:categories table:cell-range-address="local-table.$A$2:.$A$10"/>
          </chart:axis>
          <chart:axis chart:dimension="y" chart:name="primary-y" chart:style-name="ch7">
            <chart:title svg:x="0.451cm" svg:y="6.347cm" chart:style-name="ch8">
              <text:p>T [Nm]</text:p>
            </chart:title>
            <chart:grid chart:style-name="ch9" chart:class="major"/>
          </chart:axis>
          <chart:series chart:style-name="ch10" chart:values-cell-range-address="local-table.$C$2:.$C$10" chart:label-cell-address="local-table.$C$1" chart:class="chart:scatter">
            <chart:domain table:cell-range-address="local-table.$B$2:.$B$10"/>
            <chart:regression-curve chart:style-name="ch11"/>
            <chart:data-point chart:repeated="9"/>
          </chart:series>
          <chart:series chart:style-name="ch12" chart:values-cell-range-address="local-table.$E$2:.$E$10" chart:label-cell-address="local-table.$E$1" chart:class="chart:scatter">
            <chart:domain table:cell-range-address="local-table.$D$2:.$D$10"/>
            <chart:regression-curve chart:style-name="ch13"/>
            <chart:data-point chart:repeated="9"/>
          </chart:series>
          <chart:series chart:style-name="ch14" chart:values-cell-range-address="local-table.$G$2:.$G$10" chart:label-cell-address="local-table.$G$1" chart:class="chart:scatter">
            <chart:domain table:cell-range-address="local-table.$F$2:.$F$10"/>
            <chart:regression-curve chart:style-name="ch15"/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yr</text:p>
              </table:table-cell>
              <table:table-cell office:value-type="string">
                <text:p/>
              </table:table-cell>
              <table:table-cell office:value-type="string">
                <text:p>prz</text:p>
              </table:table-cell>
              <table:table-cell office:value-type="string">
                <text:p/>
              </table:table-cell>
              <table:table-cell office:value-type="string">
                <text:p>w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">
                <text:p>5000</text:p>
              </table:table-cell>
              <table:table-cell office:value-type="float" office:value="0.128742038216561">
                <text:p>0.128742038216561</text:p>
              </table:table-cell>
              <table:table-cell office:value-type="float" office:value="5000">
                <text:p>5000</text:p>
              </table:table-cell>
              <table:table-cell office:value-type="float" office:value="0.131804331210191">
                <text:p>0.131804331210191</text:p>
              </table:table-cell>
              <table:table-cell office:value-type="float" office:value="5000">
                <text:p>5000</text:p>
              </table:table-cell>
              <table:table-cell office:value-type="float" office:value="0.133294777070064">
                <text:p>0.1332947770700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00">
                <text:p>4900</text:p>
              </table:table-cell>
              <table:table-cell office:value-type="float" office:value="0.133446769790719">
                <text:p>0.133446769790719</text:p>
              </table:table-cell>
              <table:table-cell office:value-type="float" office:value="4900">
                <text:p>4900</text:p>
              </table:table-cell>
              <table:table-cell office:value-type="float" office:value="0.146752372286494">
                <text:p>0.146752372286494</text:p>
              </table:table-cell>
              <table:table-cell office:value-type="float" office:value="4900">
                <text:p>4900</text:p>
              </table:table-cell>
              <table:table-cell office:value-type="float" office:value="0.13617652411283">
                <text:p>0.136176524112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00">
                <text:p>4800</text:p>
              </table:table-cell>
              <table:table-cell office:value-type="float" office:value="0.151070063694268">
                <text:p>0.151070063694268</text:p>
              </table:table-cell>
              <table:table-cell office:value-type="float" office:value="4800">
                <text:p>4800</text:p>
              </table:table-cell>
              <table:table-cell office:value-type="float" office:value="0.168300955414013">
                <text:p>0.168300955414013</text:p>
              </table:table-cell>
              <table:table-cell office:value-type="float" office:value="4800">
                <text:p>4800</text:p>
              </table:table-cell>
              <table:table-cell office:value-type="float" office:value="0.149350318471338">
                <text:p>0.1493503184713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00">
                <text:p>4500</text:p>
              </table:table-cell>
              <table:table-cell office:value-type="float" office:value="0.155859872611465">
                <text:p>0.155859872611465</text:p>
              </table:table-cell>
              <table:table-cell office:value-type="float" office:value="4600">
                <text:p>4600</text:p>
              </table:table-cell>
              <table:table-cell office:value-type="float" office:value="0.190699390750485">
                <text:p>0.190699390750485</text:p>
              </table:table-cell>
              <table:table-cell office:value-type="float" office:value="4700">
                <text:p>4700</text:p>
              </table:table-cell>
              <table:table-cell office:value-type="float" office:value="0.151743325653883">
                <text:p>0.1517433256538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00">
                <text:p>4300</text:p>
              </table:table-cell>
              <table:table-cell office:value-type="float" office:value="0.161912901792327">
                <text:p>0.161912901792327</text:p>
              </table:table-cell>
              <table:table-cell office:value-type="float" office:value="4400">
                <text:p>4400</text:p>
              </table:table-cell>
              <table:table-cell office:value-type="float" office:value="0.195641430225825">
                <text:p>0.195641430225825</text:p>
              </table:table-cell>
              <table:table-cell office:value-type="float" office:value="4500">
                <text:p>4500</text:p>
              </table:table-cell>
              <table:table-cell office:value-type="float" office:value="0.162782590233546">
                <text:p>0.162782590233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0">
                <text:p>4000</text:p>
              </table:table-cell>
              <table:table-cell office:value-type="float" office:value="0.173407643312102">
                <text:p>0.173407643312102</text:p>
              </table:table-cell>
              <table:table-cell office:value-type="float" office:value="4300">
                <text:p>4300</text:p>
              </table:table-cell>
              <table:table-cell office:value-type="float" office:value="0.200588061027996">
                <text:p>0.200588061027996</text:p>
              </table:table-cell>
              <table:table-cell office:value-type="float" office:value="4300">
                <text:p>4300</text:p>
              </table:table-cell>
              <table:table-cell office:value-type="float" office:value="0.172195822841061">
                <text:p>0.172195822841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00">
                <text:p>3700</text:p>
              </table:table-cell>
              <table:table-cell office:value-type="float" office:value="0.17708624548115">
                <text:p>0.17708624548115</text:p>
              </table:table-cell>
              <table:table-cell office:value-type="float" office:value="4100">
                <text:p>4100</text:p>
              </table:table-cell>
              <table:table-cell office:value-type="float" office:value="0.210022370669567">
                <text:p>0.210022370669567</text:p>
              </table:table-cell>
              <table:table-cell office:value-type="float" office:value="3700">
                <text:p>3700</text:p>
              </table:table-cell>
              <table:table-cell office:value-type="float" office:value="0.204881046651747">
                <text:p>0.2048810466517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">
                <text:p>3200</text:p>
              </table:table-cell>
              <table:table-cell office:value-type="float" office:value="0.180675955414013">
                <text:p>0.180675955414013</text:p>
              </table:table-cell>
              <table:table-cell office:value-type="float" office:value="3800">
                <text:p>3800</text:p>
              </table:table-cell>
              <table:table-cell office:value-type="float" office:value="0.216492792490781">
                <text:p>0.216492792490781</text:p>
              </table:table-cell>
              <table:table-cell office:value-type="float" office:value="3100">
                <text:p>3100</text:p>
              </table:table-cell>
              <table:table-cell office:value-type="float" office:value="0.236829874666119">
                <text:p>0.2368298746661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">
                <text:p>3000</text:p>
              </table:table-cell>
              <table:table-cell office:value-type="float" office:value="0.19296050955414">
                <text:p>0.19296050955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399cm" svg:height="14.132cm" xlink:href=".." xlink:type="simple" chart:class="chart:scatter" chart:style-name="ch1">
        <chart:title svg:x="10.487cm" svg:y="0.418cm" chart:style-name="ch2">
          <text:p>Sprawność</text:p>
        </chart:title>
        <chart:legend svg:x="4.77cm" svg:y="7.14cm" style:legend-expansion="custom" chartooo:width="4.509cm" chartooo:height="3.281cm" style:legend-expansion-aspect-ratio="1.3742761353246" chart:style-name="ch3"/>
        <chart:plot-area chart:style-name="ch4" table:cell-range-address="Arkusz1.B39:Arkusz1.B47 Arkusz1.K40:Arkusz1.K47 Arkusz1.K51:Arkusz1.K58 Arkusz1.K62:Arkusz1.K70" chart:data-source-has-labels="row" svg:x="2.281cm" svg:y="2.173cm" svg:width="20.602cm" svg:height="10.089cm">
          <chartooo:coordinate-region svg:x="3.485cm" svg:y="2.404cm" svg:width="18.814cm" svg:height="9.149cm"/>
          <chart:axis chart:dimension="x" chart:name="primary-x" chart:style-name="ch5">
            <chart:title svg:x="11.784cm" svg:y="12.545cm" chart:style-name="ch6">
              <text:p>pobsil [W]</text:p>
            </chart:title>
          </chart:axis>
          <chart:axis chart:dimension="y" chart:name="primary-y" chart:style-name="ch5">
            <chart:title svg:x="1.235cm" svg:y="8.368cm" chart:style-name="ch7">
              <text:p>sprawność [%]</text:p>
            </chart:title>
            <chart:grid chart:style-name="ch8" chart:class="major"/>
          </chart:axis>
          <chart:series chart:style-name="ch9" chart:values-cell-range-address="Arkusz1.K40:Arkusz1.K47" chart:label-cell-address="wyprostowane" chart:class="chart:scatter">
            <chart:domain table:cell-range-address="Arkusz1.B40:Arkusz1.B47"/>
            <chart:data-point chart:repeated="8"/>
          </chart:series>
          <chart:series chart:style-name="ch10" chart:values-cell-range-address="Arkusz1.K51:Arkusz1.K58" chart:label-cell-address="przemienne" chart:class="chart:scatter">
            <chart:domain table:cell-range-address="Arkusz1.B51:Arkusz1.B58"/>
            <chart:data-point chart:repeated="8"/>
          </chart:series>
          <chart:series chart:style-name="ch11" chart:values-cell-range-address="Arkusz1.K62:Arkusz1.K70" chart:label-cell-address="reg" chart:class="chart:scatter">
            <chart:domain table:cell-range-address="Arkusz1.B62:Arkusz1.B70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wyprostowane</text:p>
              </table:table-cell>
              <table:table-cell office:value-type="string">
                <text:p>Kolumna B</text:p>
              </table:table-cell>
              <table:table-cell office:value-type="string">
                <text:p>przemienne</text:p>
              </table:table-cell>
              <table:table-cell office:value-type="string">
                <text:p>Kolumna B</text:p>
              </table:table-cell>
              <table:table-cell office:value-type="string">
                <text:p>re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">
                <text:p>108</text:p>
                <draw:g>
                  <svg:desc>Arkusz1.B40:Arkusz1.B47</svg:desc>
                </draw:g>
              </table:table-cell>
              <table:table-cell office:value-type="float" office:value="64.5903703703704">
                <text:p>64.5903703703704</text:p>
                <draw:g>
                  <svg:desc>Arkusz1.K40:Arkusz1.K47</svg:desc>
                </draw:g>
              </table:table-cell>
              <table:table-cell office:value-type="float" office:value="112">
                <text:p>112</text:p>
                <draw:g>
                  <svg:desc>Arkusz1.B51:Arkusz1.B58</svg:desc>
                </draw:g>
              </table:table-cell>
              <table:table-cell office:value-type="float" office:value="61.5871428571429">
                <text:p>61.5871428571429</text:p>
                <draw:g>
                  <svg:desc>Arkusz1.K51:Arkusz1.K58</svg:desc>
                </draw:g>
              </table:table-cell>
              <table:table-cell office:value-type="float" office:value="104">
                <text:p>104</text:p>
                <draw:g>
                  <svg:desc>Arkusz1.B62:Arkusz1.B70</svg:desc>
                </draw:g>
              </table:table-cell>
              <table:table-cell office:value-type="float" office:value="64.7836538461538">
                <text:p>64.7836538461538</text:p>
                <draw:g>
                  <svg:desc>Arkusz1.K62:Arkusz1.K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">
                <text:p>110</text:p>
              </table:table-cell>
              <table:table-cell office:value-type="float" office:value="63.4912727272727">
                <text:p>63.4912727272727</text:p>
              </table:table-cell>
              <table:table-cell office:value-type="float" office:value="124">
                <text:p>124</text:p>
              </table:table-cell>
              <table:table-cell office:value-type="float" office:value="60.6970967741936">
                <text:p>60.6970967741936</text:p>
              </table:table-cell>
              <table:table-cell office:value-type="float" office:value="110">
                <text:p>110</text:p>
              </table:table-cell>
              <table:table-cell office:value-type="float" office:value="62.2185454545455">
                <text:p>62.2185454545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">
                <text:p>120</text:p>
              </table:table-cell>
              <table:table-cell office:value-type="float" office:value="62.528">
                <text:p>62.528</text:p>
              </table:table-cell>
              <table:table-cell office:value-type="float" office:value="144">
                <text:p>144</text:p>
              </table:table-cell>
              <table:table-cell office:value-type="float" office:value="58.7183333333333">
                <text:p>58.7183333333333</text:p>
              </table:table-cell>
              <table:table-cell office:value-type="float" office:value="126">
                <text:p>126</text:p>
              </table:table-cell>
              <table:table-cell office:value-type="float" office:value="60.2361904761905">
                <text:p>60.2361904761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2">
                <text:p>122</text:p>
              </table:table-cell>
              <table:table-cell office:value-type="float" office:value="61.1865573770492">
                <text:p>61.1865573770492</text:p>
              </table:table-cell>
              <table:table-cell office:value-type="float" office:value="160">
                <text:p>160</text:p>
              </table:table-cell>
              <table:table-cell office:value-type="float" office:value="57.384625">
                <text:p>57.384625</text:p>
              </table:table-cell>
              <table:table-cell office:value-type="float" office:value="130">
                <text:p>130</text:p>
              </table:table-cell>
              <table:table-cell office:value-type="float" office:value="56.4692307692308">
                <text:p>56.46923076923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">
                <text:p>128</text:p>
              </table:table-cell>
              <table:table-cell office:value-type="float" office:value="59.89890625">
                <text:p>59.89890625</text:p>
              </table:table-cell>
              <table:table-cell office:value-type="float" office:value="168">
                <text:p>168</text:p>
              </table:table-cell>
              <table:table-cell office:value-type="float" office:value="53.6305952380952">
                <text:p>53.6305952380952</text:p>
              </table:table-cell>
              <table:table-cell office:value-type="float" office:value="136">
                <text:p>136</text:p>
              </table:table-cell>
              <table:table-cell office:value-type="float" office:value="53.5820588235294">
                <text:p>53.5820588235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8">
                <text:p>138</text:p>
              </table:table-cell>
              <table:table-cell office:value-type="float" office:value="56.1591304347826">
                <text:p>56.1591304347826</text:p>
              </table:table-cell>
              <table:table-cell office:value-type="float" office:value="172">
                <text:p>172</text:p>
              </table:table-cell>
              <table:table-cell office:value-type="float" office:value="52.4872093023256">
                <text:p>52.4872093023256</text:p>
              </table:table-cell>
              <table:table-cell office:value-type="float" office:value="140">
                <text:p>140</text:p>
              </table:table-cell>
              <table:table-cell office:value-type="float" office:value="51.8571428571429">
                <text:p>51.857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">
                <text:p>162</text:p>
              </table:table-cell>
              <table:table-cell office:value-type="float" office:value="48.9775308641975">
                <text:p>48.9775308641975</text:p>
              </table:table-cell>
              <table:table-cell office:value-type="float" office:value="180">
                <text:p>180</text:p>
              </table:table-cell>
              <table:table-cell office:value-type="float" office:value="50.0708888888889">
                <text:p>50.0708888888889</text:p>
              </table:table-cell>
              <table:table-cell office:value-type="float" office:value="144">
                <text:p>144</text:p>
              </table:table-cell>
              <table:table-cell office:value-type="float" office:value="47.6247222222222">
                <text:p>47.62472222222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6">
                <text:p>186</text:p>
              </table:table-cell>
              <table:table-cell office:value-type="float" office:value="41.3136559139785">
                <text:p>41.3136559139785</text:p>
              </table:table-cell>
              <table:table-cell office:value-type="float" office:value="190">
                <text:p>190</text:p>
              </table:table-cell>
              <table:table-cell office:value-type="float" office:value="45.3191578947368">
                <text:p>45.3191578947368</text:p>
              </table:table-cell>
              <table:table-cell office:value-type="float" office:value="148">
                <text:p>148</text:p>
              </table:table-cell>
              <table:table-cell office:value-type="float" office:value="40.8881081081081">
                <text:p>40.88810810810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39.3438961038961">
                <text:p>39.34389610389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